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ufgabe 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15" calcext:value-type="float">
            <text:p>0,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3.7" calcext:value-type="float">
            <text:p>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777" calcext:value-type="float">
            <text:p>0,777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5.1" calcext:value-type="float">
            <text:p>5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,787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6.3" calcext:value-type="float">
            <text:p>6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793" calcext:value-type="float">
            <text:p>0,793</text:p>
          </table:table-cell>
          <table:table-cell/>
          <table:table-cell office:value-type="float" office:value="5.9" calcext:value-type="float">
            <text:p>5,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7.4" calcext:value-type="float">
            <text:p>7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7.1" calcext:value-type="float">
            <text:p>7,1</text:p>
          </table:table-cell>
          <table:table-cell table:number-columns-repeated="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0.06" calcext:value-type="float">
            <text:p>0,06</text:p>
          </table:table-cell>
          <table:table-cell office:value-type="float" office:value="8.5" calcext:value-type="float">
            <text:p>8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float" office:value="0.801" calcext:value-type="float">
            <text:p>0,801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9.7" calcext:value-type="float">
            <text:p>9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,804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1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0.06" calcext:value-type="float">
            <text:p>0,06</text:p>
          </table:table-cell>
          <table:table-cell office:value-type="float" office:value="10.9" calcext:value-type="float">
            <text:p>10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float" office:value="0.807" calcext:value-type="float">
            <text:p>0,807</text:p>
          </table:table-cell>
          <table:table-cell/>
          <table:table-cell office:value-type="float" office:value="10.6" calcext:value-type="float">
            <text:p>10,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12.3" calcext:value-type="float">
            <text:p>12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11" calcext:value-type="float">
            <text:p>0,8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0.06" calcext:value-type="float">
            <text:p>0,06</text:p>
          </table:table-cell>
          <table:table-cell office:value-type="float" office:value="13.8" calcext:value-type="float">
            <text:p>13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0.814" calcext:value-type="float">
            <text:p>0,814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15.5" calcext:value-type="float">
            <text:p>15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17" calcext:value-type="float">
            <text:p>0,817</text:p>
          </table:table-cell>
          <table:table-cell/>
          <table:table-cell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6" calcext:value-type="float">
            <text:p>0,06</text:p>
          </table:table-cell>
          <table:table-cell office:value-type="float" office:value="17.7" calcext:value-type="float">
            <text:p>1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0.06" calcext:value-type="float">
            <text:p>0,06</text:p>
          </table:table-cell>
          <table:table-cell office:value-type="float" office:value="20.3" calcext:value-type="float">
            <text:p>2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0.06" calcext:value-type="float">
            <text:p>0,06</text:p>
          </table:table-cell>
          <table:table-cell office:value-type="float" office:value="23.6" calcext:value-type="float">
            <text:p>23,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0.827" calcext:value-type="float">
            <text:p>0,827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27.6" calcext:value-type="float">
            <text:p>27,6</text:p>
          </table:table-cell>
          <table:table-cell table:number-columns-repeated="1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0.06" calcext:value-type="float">
            <text:p>0,06</text:p>
          </table:table-cell>
          <table:table-cell office:value-type="float" office:value="34.2" calcext:value-type="float">
            <text:p>3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837" calcext:value-type="float">
            <text:p>0,837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office:value-type="float" office:value="43.7" calcext:value-type="float">
            <text:p>4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42" calcext:value-type="float">
            <text:p>0,842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0.06" calcext:value-type="float">
            <text:p>0,06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0.06" calcext:value-type="float">
            <text:p>0,06</text:p>
          </table:table-cell>
          <table:table-cell office:value-type="float" office:value="64.3" calcext:value-type="float">
            <text:p>64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0.851" calcext:value-type="float">
            <text:p>0,851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0.06" calcext:value-type="float">
            <text:p>0,06</text:p>
          </table:table-cell>
          <table:table-cell office:value-type="float" office:value="70.3" calcext:value-type="float">
            <text:p>7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7" calcext:value-type="float">
            <text:p>9,7</text:p>
          </table:table-cell>
          <table:table-cell office:value-type="float" office:value="0.852" calcext:value-type="float">
            <text:p>0,852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0.06" calcext:value-type="float">
            <text:p>0,06</text:p>
          </table:table-cell>
          <table:table-cell office:value-type="float" office:value="76.9" calcext:value-type="float">
            <text:p>76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0.854" calcext:value-type="float">
            <text:p>0,854</text:p>
          </table:table-cell>
          <table:table-cell/>
          <table:table-cell office:value-type="float" office:value="76.2" calcext:value-type="float">
            <text:p>76,2</text:p>
          </table:table-cell>
          <table:table-cell table:number-columns-repeated="1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06" calcext:value-type="float">
            <text:p>0,06</text:p>
          </table:table-cell>
          <table:table-cell office:value-type="float" office:value="84.4" calcext:value-type="float">
            <text:p>8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9" calcext:value-type="float">
            <text:p>9,9</text:p>
          </table:table-cell>
          <table:table-cell office:value-type="float" office:value="0.856" calcext:value-type="float">
            <text:p>0,85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0.06" calcext:value-type="float">
            <text:p>0,06</text:p>
          </table:table-cell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B37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F37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table:formula="of:=[.O37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S37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formula="of:=[.U37]-[.Q37]" office:value-type="float" office:value="-0.000000004" calcext:value-type="float">
            <text:p>-0,00000000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table:formula="of:=[.B38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F38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O38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S38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formula="of:=[.U38]-[.Q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B39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F39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O39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S39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formula="of:=[.U39]-[.Q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B40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F40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.06" calcext:value-type="float">
            <text:p>0,06</text:p>
          </table:table-cell>
          <table:table-cell table:formula="of:=[.O40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S40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formula="of:=[.U40]-[.Q40]" office:value-type="float" office:value="0.00000000100000000000001" calcext:value-type="float">
            <text:p>0,0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41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F41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table:formula="of:=[.O41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S41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formula="of:=[.U41]-[.Q41]" office:value-type="float" office:value="0.000000004" calcext:value-type="float">
            <text:p>0,000000004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 table:formula="of:=[.B42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F42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0.06" calcext:value-type="float">
            <text:p>0,06</text:p>
          </table:table-cell>
          <table:table-cell table:formula="of:=[.O42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S42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formula="of:=[.U42]-[.Q42]" office:value-type="float" office:value="0.000000011" calcext:value-type="float">
            <text:p>0,0000000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formula="of:=[.B43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F43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formula="of:=[.O43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S43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formula="of:=[.U43]-[.Q43]" office:value-type="float" office:value="0.000000023" calcext:value-type="float">
            <text:p>0,000000023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B44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F44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.54" calcext:value-type="float">
            <text:p>1,54</text:p>
          </table:table-cell>
          <table:table-cell office:value-type="float" office:value="0.06" calcext:value-type="float">
            <text:p>0,06</text:p>
          </table:table-cell>
          <table:table-cell table:formula="of:=[.O44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S44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formula="of:=[.U44]-[.Q44]" office:value-type="float" office:value="0.000000043" calcext:value-type="float">
            <text:p>0,0000000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B45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F45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,66</text:p>
          </table:table-cell>
          <table:table-cell office:value-type="float" office:value="0.06" calcext:value-type="float">
            <text:p>0,06</text:p>
          </table:table-cell>
          <table:table-cell table:formula="of:=[.O45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S45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formula="of:=[.U45]-[.Q45]" office:value-type="float" office:value="0.000000069" calcext:value-type="float">
            <text:p>0,000000069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27" calcext:value-type="float">
            <text:p>2,27</text:p>
          </table:table-cell>
          <table:table-cell office:value-type="float" office:value="0.06" calcext:value-type="float">
            <text:p>0,06</text:p>
          </table:table-cell>
          <table:table-cell table:formula="of:=[.B46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F46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O46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S46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formula="of:=[.U46]-[.Q46]" office:value-type="float" office:value="0.0000001" calcext:value-type="float">
            <text:p>0,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formula="of:=[.B47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F47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84" calcext:value-type="float">
            <text:p>1,84</text:p>
          </table:table-cell>
          <table:table-cell office:value-type="float" office:value="0.06" calcext:value-type="float">
            <text:p>0,06</text:p>
          </table:table-cell>
          <table:table-cell table:formula="of:=[.O47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S47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formula="of:=[.U47]-[.Q47]" office:value-type="float" office:value="0.000000135" calcext:value-type="float">
            <text:p>0,000000135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B48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F48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O48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S48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formula="of:=[.U48]-[.Q48]" office:value-type="float" office:value="0.000000174" calcext:value-type="float">
            <text:p>0,0000001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B49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F49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,94</text:p>
          </table:table-cell>
          <table:table-cell office:value-type="float" office:value="0.06" calcext:value-type="float">
            <text:p>0,06</text:p>
          </table:table-cell>
          <table:table-cell table:formula="of:=[.O49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S49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formula="of:=[.U49]-[.Q49]" office:value-type="float" office:value="0.000000215" calcext:value-type="float">
            <text:p>0,000000215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B50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F50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table:formula="of:=[.O50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S50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formula="of:=[.U50]-[.Q50]" office:value-type="float" office:value="0.000000257" calcext:value-type="float">
            <text:p>0,0000002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B51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F51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O51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S51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formula="of:=[.U51]-[.Q51]" office:value-type="float" office:value="0.000000301" calcext:value-type="float">
            <text:p>0,000000301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B52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F52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2.05" calcext:value-type="float">
            <text:p>2,05</text:p>
          </table:table-cell>
          <table:table-cell office:value-type="float" office:value="0.06" calcext:value-type="float">
            <text:p>0,06</text:p>
          </table:table-cell>
          <table:table-cell table:formula="of:=[.O52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S52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formula="of:=[.U52]-[.Q52]" office:value-type="float" office:value="0.000000344" calcext:value-type="float">
            <text:p>0,0000003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,03</text:p>
          </table:table-cell>
          <table:table-cell office:value-type="float" office:value="0.06" calcext:value-type="float">
            <text:p>0,06</text:p>
          </table:table-cell>
          <table:table-cell table:formula="of:=[.B53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F53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,08</text:p>
          </table:table-cell>
          <table:table-cell office:value-type="float" office:value="0.06" calcext:value-type="float">
            <text:p>0,06</text:p>
          </table:table-cell>
          <table:table-cell table:formula="of:=[.O53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S53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formula="of:=[.U53]-[.Q53]" office:value-type="float" office:value="0.000000389" calcext:value-type="float">
            <text:p>0,000000389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B54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F54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O54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S54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formula="of:=[.U54]-[.Q54]" office:value-type="float" office:value="0.000000435" calcext:value-type="float">
            <text:p>0,000000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B55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F55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12" calcext:value-type="float">
            <text:p>2,12</text:p>
          </table:table-cell>
          <table:table-cell office:value-type="float" office:value="0.06" calcext:value-type="float">
            <text:p>0,06</text:p>
          </table:table-cell>
          <table:table-cell table:formula="of:=[.O55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S55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formula="of:=[.U55]-[.Q55]" office:value-type="float" office:value="0.000000482" calcext:value-type="float">
            <text:p>0,000000482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.78" calcext:value-type="float">
            <text:p>4,78</text:p>
          </table:table-cell>
          <table:table-cell office:value-type="float" office:value="0.06" calcext:value-type="float">
            <text:p>0,06</text:p>
          </table:table-cell>
          <table:table-cell table:formula="of:=[.B56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F56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2.14" calcext:value-type="float">
            <text:p>2,14</text:p>
          </table:table-cell>
          <table:table-cell office:value-type="float" office:value="0.06" calcext:value-type="float">
            <text:p>0,06</text:p>
          </table:table-cell>
          <table:table-cell table:formula="of:=[.O56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S56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formula="of:=[.U56]-[.Q56]" office:value-type="float" office:value="0.000000528" calcext:value-type="float">
            <text:p>0,000000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,3</text:p>
          </table:table-cell>
          <table:table-cell office:value-type="float" office:value="0.06" calcext:value-type="float">
            <text:p>0,06</text:p>
          </table:table-cell>
          <table:table-cell table:formula="of:=[.B57]/10^7" office:value-type="float" office:value="0.00000503" calcext:value-type="float">
            <text:p>0,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 office:value-type="float" office:value="50.4" calcext:value-type="float">
            <text:p>50,4</text:p>
          </table:table-cell>
          <table:table-cell office:value-type="float" office:value="0.06" calcext:value-type="float">
            <text:p>0,06</text:p>
          </table:table-cell>
          <table:table-cell table:formula="of:=[.F57]/(10^7)" office:value-type="float" office:value="0.00000504" calcext:value-type="float">
            <text:p>0,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formula="of:=[.D57]-[.H57]" office:value-type="float" office:value="-0.0000000099999999999999" calcext:value-type="float">
            <text:p>-0,00000001</text:p>
          </table:table-cell>
          <table:table-cell table:number-columns-repeated="3"/>
          <table:table-cell office:value-type="float" office:value="9.6" calcext:value-type="float">
            <text:p>9,6</text:p>
          </table:table-cell>
          <table:table-cell office:value-type="float" office:value="2.15" calcext:value-type="float">
            <text:p>2,15</text:p>
          </table:table-cell>
          <table:table-cell office:value-type="float" office:value="0.06" calcext:value-type="float">
            <text:p>0,06</text:p>
          </table:table-cell>
          <table:table-cell table:formula="of:=[.O57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S57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formula="of:=[.U57]-[.Q57]" office:value-type="float" office:value="0.000000537" calcext:value-type="float">
            <text:p>0,0000005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 office:value-type="float" office:value="2.155" calcext:value-type="float">
            <text:p>2,155</text:p>
          </table:table-cell>
          <table:table-cell office:value-type="float" office:value="0.06" calcext:value-type="float">
            <text:p>0,06</text:p>
          </table:table-cell>
          <table:table-cell table:formula="of:=[.O58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S58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formula="of:=[.U58]-[.Q58]" office:value-type="float" office:value="0.0000005465" calcext:value-type="float">
            <text:p>5,46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8" calcext:value-type="float">
            <text:p>9,8</text:p>
          </table:table-cell>
          <table:table-cell office:value-type="float" office:value="2.16" calcext:value-type="float">
            <text:p>2,16</text:p>
          </table:table-cell>
          <table:table-cell office:value-type="float" office:value="0.06" calcext:value-type="float">
            <text:p>0,06</text:p>
          </table:table-cell>
          <table:table-cell table:formula="of:=[.O59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S59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formula="of:=[.U59]-[.Q59]" office:value-type="float" office:value="0.000000555" calcext:value-type="float">
            <text:p>0,0000005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9" calcext:value-type="float">
            <text:p>9,9</text:p>
          </table:table-cell>
          <table:table-cell office:value-type="float" office:value="2.165" calcext:value-type="float">
            <text:p>2,165</text:p>
          </table:table-cell>
          <table:table-cell office:value-type="float" office:value="0.06" calcext:value-type="float">
            <text:p>0,06</text:p>
          </table:table-cell>
          <table:table-cell table:formula="of:=[.O60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S60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formula="of:=[.U60]-[.Q60]" office:value-type="float" office:value="0.0000005655" calcext:value-type="float">
            <text:p>5,65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,17</text:p>
          </table:table-cell>
          <table:table-cell office:value-type="float" office:value="0.06" calcext:value-type="float">
            <text:p>0,06</text:p>
          </table:table-cell>
          <table:table-cell table:formula="of:=[.O61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S61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formula="of:=[.U61]-[.Q61]" office:value-type="float" office:value="0.000000573" calcext:value-type="float">
            <text:p>0,00000057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table:number-columns-repeated="14"/>
          <table:table-cell office:value-type="float" office:value="2.5" calcext:value-type="float">
            <text:p>2,5</text:p>
          </table:table-cell>
          <table:table-cell/>
          <table:table-cell table:formula="of:=[.O64]/10^7" office:value-type="float" office:value="0.00000025" calcext:value-type="float">
            <text:p>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S64]*10^(-6)" office:value-type="float" office:value="0.0000024" calcext:value-type="float">
            <text:p>0,0000024</text:p>
          </table:table-cell>
          <table:table-cell/>
          <table:table-cell table:formula="of:=[.S64]-[.Q64]" office:value-type="float" office:value="2.39999975" calcext:value-type="float">
            <text:p>2,399999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[.O65]/10^7" office:value-type="float" office:value="0.0000003" calcext:value-type="float">
            <text:p>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S65]*10^(-6)" office:value-type="float" office:value="0.000013" calcext:value-type="float">
            <text:p>0,000013</text:p>
          </table:table-cell>
          <table:table-cell/>
          <table:table-cell table:formula="of:=[.S65]-[.Q65]" office:value-type="float" office:value="12.9999997" calcext:value-type="float">
            <text:p>12,999999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3" calcext:value-type="float">
            <text:p>3,3</text:p>
          </table:table-cell>
          <table:table-cell/>
          <table:table-cell table:formula="of:=[.O66]/10^7" office:value-type="float" office:value="0.00000033" calcext:value-type="float">
            <text:p>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S66]*10^(-6)" office:value-type="float" office:value="0.0000328" calcext:value-type="float">
            <text:p>0,0000328</text:p>
          </table:table-cell>
          <table:table-cell/>
          <table:table-cell table:formula="of:=[.S66]-[.Q66]" office:value-type="float" office:value="32.79999967" calcext:value-type="float">
            <text:p>32,799999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4" calcext:value-type="float">
            <text:p>3,4</text:p>
          </table:table-cell>
          <table:table-cell/>
          <table:table-cell table:formula="of:=[.O67]/10^7" office:value-type="float" office:value="0.00000034" calcext:value-type="float">
            <text:p>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S67]*10^(-6)" office:value-type="float" office:value="0.000043" calcext:value-type="float">
            <text:p>0,000043</text:p>
          </table:table-cell>
          <table:table-cell/>
          <table:table-cell table:formula="of:=[.S67]-[.Q67]" office:value-type="float" office:value="42.99999966" calcext:value-type="float">
            <text:p>42,9999996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5" calcext:value-type="float">
            <text:p>3,5</text:p>
          </table:table-cell>
          <table:table-cell/>
          <table:table-cell table:formula="of:=[.O68]/10^7" office:value-type="float" office:value="0.00000035" calcext:value-type="float">
            <text:p>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S68]*10^(-6)" office:value-type="float" office:value="0.0000565" calcext:value-type="float">
            <text:p>0,0000565</text:p>
          </table:table-cell>
          <table:table-cell/>
          <table:table-cell table:formula="of:=[.S68]-[.Q68]" office:value-type="float" office:value="56.49999965" calcext:value-type="float">
            <text:p>56,4999996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6" calcext:value-type="float">
            <text:p>3,6</text:p>
          </table:table-cell>
          <table:table-cell/>
          <table:table-cell table:formula="of:=[.O69]/10^7" office:value-type="float" office:value="0.00000036" calcext:value-type="float">
            <text:p>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S69]*10^(-6)" office:value-type="float" office:value="0.000074" calcext:value-type="float">
            <text:p>0,000074</text:p>
          </table:table-cell>
          <table:table-cell/>
          <table:table-cell table:formula="of:=[.S69]-[.Q69]" office:value-type="float" office:value="73.99999964" calcext:value-type="float">
            <text:p>73,999999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7" calcext:value-type="float">
            <text:p>3,7</text:p>
          </table:table-cell>
          <table:table-cell/>
          <table:table-cell table:formula="of:=[.O70]/10^7" office:value-type="float" office:value="0.00000037" calcext:value-type="float">
            <text:p>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S70]*10^(-6)" office:value-type="float" office:value="0.0000940000000000001" calcext:value-type="float">
            <text:p>0,000094</text:p>
          </table:table-cell>
          <table:table-cell/>
          <table:table-cell table:formula="of:=[.S70]-[.Q70]" office:value-type="float" office:value="93.99999963" calcext:value-type="float">
            <text:p>93,9999996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8" calcext:value-type="float">
            <text:p>3,8</text:p>
          </table:table-cell>
          <table:table-cell/>
          <table:table-cell table:formula="of:=[.O71]/10^7" office:value-type="float" office:value="0.00000038" calcext:value-type="float">
            <text:p>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S71]*10^(-6)" office:value-type="float" office:value="0.000125" calcext:value-type="float">
            <text:p>0,000125</text:p>
          </table:table-cell>
          <table:table-cell/>
          <table:table-cell table:formula="of:=[.S71]-[.Q71]" office:value-type="float" office:value="124.99999962" calcext:value-type="float">
            <text:p>124,9999996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9" calcext:value-type="float">
            <text:p>3,9</text:p>
          </table:table-cell>
          <table:table-cell/>
          <table:table-cell table:formula="of:=[.O72]/10^7" office:value-type="float" office:value="0.00000039" calcext:value-type="float">
            <text:p>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S72]*10^(-6)" office:value-type="float" office:value="0.000165" calcext:value-type="float">
            <text:p>0,000165</text:p>
          </table:table-cell>
          <table:table-cell/>
          <table:table-cell table:formula="of:=[.S72]-[.Q72]" office:value-type="float" office:value="164.99999961" calcext:value-type="float">
            <text:p>164,9999996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table:formula="of:=[.O73]/10^7" office:value-type="float" office:value="0.0000004" calcext:value-type="float">
            <text:p>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S73]*10^(-6)" office:value-type="float" office:value="0.000215" calcext:value-type="float">
            <text:p>0,000215</text:p>
          </table:table-cell>
          <table:table-cell/>
          <table:table-cell table:formula="of:=[.S73]-[.Q73]" office:value-type="float" office:value="214.9999996" calcext:value-type="float">
            <text:p>214,999999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2" calcext:value-type="float">
            <text:p>4,2</text:p>
          </table:table-cell>
          <table:table-cell/>
          <table:table-cell table:formula="of:=[.O74]/10^7" office:value-type="float" office:value="0.00000042" calcext:value-type="float">
            <text:p>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S74]*10^(-6)" office:value-type="float" office:value="0.000364" calcext:value-type="float">
            <text:p>0,000364</text:p>
          </table:table-cell>
          <table:table-cell/>
          <table:table-cell table:formula="of:=[.S74]-[.Q74]" office:value-type="float" office:value="363.99999958" calcext:value-type="float">
            <text:p>363,9999995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4" calcext:value-type="float">
            <text:p>4,4</text:p>
          </table:table-cell>
          <table:table-cell/>
          <table:table-cell table:formula="of:=[.O75]/10^7" office:value-type="float" office:value="0.00000044" calcext:value-type="float">
            <text:p>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S75]*10^(-6)" office:value-type="float" office:value="0.00000642" calcext:value-type="float">
            <text:p>0,00000642</text:p>
          </table:table-cell>
          <table:table-cell/>
          <table:table-cell table:formula="of:=[.S75]-[.Q75]" office:value-type="float" office:value="6.41999956" calcext:value-type="float">
            <text:p>6,4199995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6" calcext:value-type="float">
            <text:p>4,6</text:p>
          </table:table-cell>
          <table:table-cell/>
          <table:table-cell table:formula="of:=[.O76]/10^7" office:value-type="float" office:value="0.00000046" calcext:value-type="float">
            <text:p>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S76]*10^(-6)" office:value-type="float" office:value="0.001192" calcext:value-type="float">
            <text:p>0,001192</text:p>
          </table:table-cell>
          <table:table-cell/>
          <table:table-cell table:formula="of:=[.S76]-[.Q76]" office:value-type="float" office:value="1191.99999954" calcext:value-type="float">
            <text:p>1191,9999995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8" calcext:value-type="float">
            <text:p>4,8</text:p>
          </table:table-cell>
          <table:table-cell/>
          <table:table-cell table:formula="of:=[.O77]/10^7" office:value-type="float" office:value="0.00000048" calcext:value-type="float">
            <text:p>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S77]*10^(-6)" office:value-type="float" office:value="0.00256" calcext:value-type="float">
            <text:p>0,00256</text:p>
          </table:table-cell>
          <table:table-cell/>
          <table:table-cell table:formula="of:=[.S77]-[.Q77]" office:value-type="float" office:value="2559.99999952" calcext:value-type="float">
            <text:p>2559,999999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" calcext:value-type="float">
            <text:p>4,9</text:p>
          </table:table-cell>
          <table:table-cell/>
          <table:table-cell table:formula="of:=[.O78]/10^7" office:value-type="float" office:value="0.00000049" calcext:value-type="float">
            <text:p>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S78]*10^(-6)" office:value-type="float" office:value="0.00407" calcext:value-type="float">
            <text:p>0,00407</text:p>
          </table:table-cell>
          <table:table-cell/>
          <table:table-cell table:formula="of:=[.S78]-[.Q78]" office:value-type="float" office:value="4069.99999951" calcext:value-type="float">
            <text:p>4069,9999995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5" calcext:value-type="float">
            <text:p>4,95</text:p>
          </table:table-cell>
          <table:table-cell/>
          <table:table-cell table:formula="of:=[.O79]/10^7" office:value-type="float" office:value="0.000000495" calcext:value-type="float">
            <text:p>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S79]*10^(-6)" office:value-type="float" office:value="0.00536" calcext:value-type="float">
            <text:p>0,00536</text:p>
          </table:table-cell>
          <table:table-cell/>
          <table:table-cell table:formula="of:=[.S79]-[.Q79]" office:value-type="float" office:value="5359.999999505" calcext:value-type="float">
            <text:p>5359,99999950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table:formula="of:=[.O80]/10^7" office:value-type="float" office:value="0.0000005" calcext:value-type="float">
            <text:p>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S80]*10^(-6)" office:value-type="float" office:value="0.00767" calcext:value-type="float">
            <text:p>0,00767</text:p>
          </table:table-cell>
          <table:table-cell/>
          <table:table-cell table:formula="of:=[.S80]-[.Q80]" office:value-type="float" office:value="7669.9999995" calcext:value-type="float">
            <text:p>7669,99999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05" calcext:value-type="float">
            <text:p>5,05</text:p>
          </table:table-cell>
          <table:table-cell/>
          <table:table-cell table:formula="of:=[.O81]/10^7" office:value-type="float" office:value="0.000000505" calcext:value-type="float">
            <text:p>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S81]*10^(-6)" office:value-type="float" office:value="0.01181" calcext:value-type="float">
            <text:p>0,01181</text:p>
          </table:table-cell>
          <table:table-cell/>
          <table:table-cell table:formula="of:=[.S81]-[.Q81]" office:value-type="float" office:value="11809.999999495" calcext:value-type="float">
            <text:p>11809,9999994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" calcext:value-type="float">
            <text:p>5,1</text:p>
          </table:table-cell>
          <table:table-cell/>
          <table:table-cell table:formula="of:=[.O82]/10^7" office:value-type="float" office:value="0.00000051" calcext:value-type="float">
            <text:p>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S82]*10^(-6)" office:value-type="float" office:value="0.01914" calcext:value-type="float">
            <text:p>0,01914</text:p>
          </table:table-cell>
          <table:table-cell/>
          <table:table-cell table:formula="of:=[.S82]-[.Q82]" office:value-type="float" office:value="19139.99999949" calcext:value-type="float">
            <text:p>19139,9999994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5" calcext:value-type="float">
            <text:p>5,15</text:p>
          </table:table-cell>
          <table:table-cell/>
          <table:table-cell table:formula="of:=[.O83]/10^7" office:value-type="float" office:value="0.000000515" calcext:value-type="float">
            <text:p>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S83]*10^(-6)" office:value-type="float" office:value="0.0343" calcext:value-type="float">
            <text:p>0,0343</text:p>
          </table:table-cell>
          <table:table-cell/>
          <table:table-cell table:formula="of:=[.S83]-[.Q83]" office:value-type="float" office:value="34299.999999485" calcext:value-type="float">
            <text:p>34299,99999948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9" calcext:value-type="float">
            <text:p>5,19</text:p>
          </table:table-cell>
          <table:table-cell/>
          <table:table-cell table:formula="of:=[.O84]/10^7" office:value-type="float" office:value="0.000000519" calcext:value-type="float">
            <text:p>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S84]*10^(-6)" office:value-type="float" office:value="0.0487" calcext:value-type="float">
            <text:p>0,0487</text:p>
          </table:table-cell>
          <table:table-cell/>
          <table:table-cell table:formula="of:=[.S84]-[.Q84]" office:value-type="float" office:value="48699.999999481" calcext:value-type="float">
            <text:p>48699,999999481</text:p>
          </table:table-cell>
          <table:table-cell/>
        </table:table-row>
      </table:table>
      <table:table table:name="Aufgaben 1 Plot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21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 Strom/mA</text:p>
          </table:table-cell>
          <table:table-cell table:number-columns-repeated="17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/mA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 table:number-columns-repeated="12"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 table:number-columns-repeated="12"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Sperrrichtung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11"/>
          <table:table-cell office:value-type="float" office:value="5.5" calcext:value-type="float">
            <text:p>5,5</text:p>
          </table:table-cell>
          <table:table-cell table:number-columns-repeated="12"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1" office:value-type="string" calcext:value-type="string">
            <text:p>1N4007</text:p>
          </table:table-cell>
          <table:table-cell table:number-columns-repeated="14"/>
          <table:table-cell office:value-type="float" office:value="6.5" calcext:value-type="float">
            <text:p>6,5</text:p>
          </table:table-cell>
          <table:table-cell table:number-columns-repeated="12"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B31]/10^7" office:value-type="float" office:value="-0.000000005" calcext:value-type="float">
            <text:p>-0,000000005</text:p>
          </table:table-cell>
          <table:table-cell table:formula="of:=[.D31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M21]/(10^7)" office:value-type="float" office:value="-0.0000000056" calcext:value-type="float">
            <text:p>-5,6E-009</text:p>
          </table:table-cell>
          <table:table-cell table:formula="of:=[.N2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7.5" calcext:value-type="float">
            <text:p>7,5</text:p>
          </table:table-cell>
          <table:table-cell table:number-columns-repeated="12"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table:formula="of:=[.B32]/10^7" office:value-type="float" office:value="-0.000000027" calcext:value-type="float">
            <text:p>-0,000000027</text:p>
          </table:table-cell>
          <table:table-cell table:formula="of:=[.D32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M22]/(10^7)" office:value-type="float" office:value="0.0000000246" calcext:value-type="float">
            <text:p>2,46E-008</text:p>
          </table:table-cell>
          <table:table-cell table:formula="of:=[.N22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33]/10^7" office:value-type="float" office:value="-0.00000005" calcext:value-type="float">
            <text:p>-0,00000005</text:p>
          </table:table-cell>
          <table:table-cell table:formula="of:=[.D33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M23]/(10^7)" office:value-type="float" office:value="0.000000054" calcext:value-type="float">
            <text:p>0,000000054</text:p>
          </table:table-cell>
          <table:table-cell table:formula="of:=[.N23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.5" calcext:value-type="float">
            <text:p>8,5</text:p>
          </table:table-cell>
          <table:table-cell table:number-columns-repeated="12"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[.B34]/10^7" office:value-type="float" office:value="-0.000000076" calcext:value-type="float">
            <text:p>-0,000000076</text:p>
          </table:table-cell>
          <table:table-cell table:formula="of:=[.D34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M24]/(10^7)" office:value-type="float" office:value="0.0000000761" calcext:value-type="float">
            <text:p>7,61E-008</text:p>
          </table:table-cell>
          <table:table-cell table:formula="of:=[.N24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B35]/10^7" office:value-type="float" office:value="-0.0000001" calcext:value-type="float">
            <text:p>-0,0000001</text:p>
          </table:table-cell>
          <table:table-cell table:formula="of:=[.D35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M25]/(10^7)" office:value-type="float" office:value="0.0000001011" calcext:value-type="float">
            <text:p>1,011E-007</text:p>
          </table:table-cell>
          <table:table-cell table:formula="of:=[.N25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12"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6]/10^7" office:value-type="float" office:value="-0.000000125" calcext:value-type="float">
            <text:p>-0,000000125</text:p>
          </table:table-cell>
          <table:table-cell table:formula="of:=[.D36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M26]/(10^7)" office:value-type="float" office:value="0.0000001254" calcext:value-type="float">
            <text:p>1,254E-007</text:p>
          </table:table-cell>
          <table:table-cell table:formula="of:=[.N26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6" calcext:value-type="float">
            <text:p>9,6</text:p>
          </table:table-cell>
          <table:table-cell table:number-columns-repeated="12"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B37]/10^7" office:value-type="float" office:value="-0.00000015" calcext:value-type="float">
            <text:p>-0,00000015</text:p>
          </table:table-cell>
          <table:table-cell table:formula="of:=[.D37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M27]/(10^7)" office:value-type="float" office:value="0.0000001512" calcext:value-type="float">
            <text:p>1,512E-007</text:p>
          </table:table-cell>
          <table:table-cell table:formula="of:=[.N2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7" calcext:value-type="float">
            <text:p>9,7</text:p>
          </table:table-cell>
          <table:table-cell table:number-columns-repeated="12"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table:formula="of:=[.B38]/10^7" office:value-type="float" office:value="-0.000000176" calcext:value-type="float">
            <text:p>-0,000000176</text:p>
          </table:table-cell>
          <table:table-cell table:formula="of:=[.D38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M28]/(10^7)" office:value-type="float" office:value="0.0000001765" calcext:value-type="float">
            <text:p>1,765E-007</text:p>
          </table:table-cell>
          <table:table-cell table:formula="of:=[.N2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8" calcext:value-type="float">
            <text:p>9,8</text:p>
          </table:table-cell>
          <table:table-cell table:number-columns-repeated="12"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[.B39]/10^7" office:value-type="float" office:value="-0.000000201" calcext:value-type="float">
            <text:p>-0,000000201</text:p>
          </table:table-cell>
          <table:table-cell table:formula="of:=[.D39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M29]/(10^7)" office:value-type="float" office:value="0.000000201" calcext:value-type="float">
            <text:p>0,000000201</text:p>
          </table:table-cell>
          <table:table-cell table:formula="of:=[.N2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9" calcext:value-type="float">
            <text:p>9,9</text:p>
          </table:table-cell>
          <table:table-cell table:number-columns-repeated="12"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2"/>
          <table:table-cell table:formula="of:=[.B40]/10^7" office:value-type="float" office:value="-0.000000227" calcext:value-type="float">
            <text:p>-0,000000227</text:p>
          </table:table-cell>
          <table:table-cell table:formula="of:=[.D40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M30]/(10^7)" office:value-type="float" office:value="0.000000226" calcext:value-type="float">
            <text:p>0,000000226</text:p>
          </table:table-cell>
          <table:table-cell table:formula="of:=[.N3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table:formula="of:=[.K21]-[.O21]" office:value-type="float" office:value="0.0000000006" calcext:value-type="float">
            <text:p>6E-010</text:p>
          </table:table-cell>
          <table:table-cell office:value-type="float" office:value="0.06" calcext:value-type="float">
            <text:p>0,06</text:p>
          </table:table-cell>
          <table:table-cell table:formula="of:=SQRT(2*[.D3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[.B41]/10^7" office:value-type="float" office:value="-0.000000251" calcext:value-type="float">
            <text:p>-0,000000251</text:p>
          </table:table-cell>
          <table:table-cell table:formula="of:=[.D41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M31]/(10^7)" office:value-type="float" office:value="0.000000252" calcext:value-type="float">
            <text:p>0,000000252</text:p>
          </table:table-cell>
          <table:table-cell table:formula="of:=[.N31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27" calcext:value-type="float">
            <text:p>-0,27</text:p>
          </table:table-cell>
          <table:table-cell table:formula="of:=[.K22]-[.O22]" office:value-type="float" office:value="-0.0000000516" calcext:value-type="float">
            <text:p>-5,16E-008</text:p>
          </table:table-cell>
          <table:table-cell office:value-type="float" office:value="0.06" calcext:value-type="float">
            <text:p>0,06</text:p>
          </table:table-cell>
          <table:table-cell table:formula="of:=SQRT(2*[.D32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2"/>
          <table:table-cell table:formula="of:=[.B42]/10^7" office:value-type="float" office:value="-0.000000277" calcext:value-type="float">
            <text:p>-0,000000277</text:p>
          </table:table-cell>
          <table:table-cell table:formula="of:=[.D42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M32]/(10^7)" office:value-type="float" office:value="0.000000277" calcext:value-type="float">
            <text:p>0,000000277</text:p>
          </table:table-cell>
          <table:table-cell table:formula="of:=[.N32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[.K23]-[.O23]" office:value-type="float" office:value="-0.000000104" calcext:value-type="float">
            <text:p>-0,000000104</text:p>
          </table:table-cell>
          <table:table-cell office:value-type="float" office:value="0.06" calcext:value-type="float">
            <text:p>0,06</text:p>
          </table:table-cell>
          <table:table-cell table:formula="of:=SQRT(2*[.D33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[.B43]/10^7" office:value-type="float" office:value="-0.000000302" calcext:value-type="float">
            <text:p>-0,000000302</text:p>
          </table:table-cell>
          <table:table-cell table:formula="of:=[.D43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M33]/(10^7)" office:value-type="float" office:value="0.000000302" calcext:value-type="float">
            <text:p>0,000000302</text:p>
          </table:table-cell>
          <table:table-cell table:formula="of:=[.N33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76" calcext:value-type="float">
            <text:p>-0,76</text:p>
          </table:table-cell>
          <table:table-cell table:formula="of:=[.K24]-[.O24]" office:value-type="float" office:value="-0.0000001521" calcext:value-type="float">
            <text:p>-1,521E-007</text:p>
          </table:table-cell>
          <table:table-cell office:value-type="float" office:value="0.06" calcext:value-type="float">
            <text:p>0,06</text:p>
          </table:table-cell>
          <table:table-cell table:formula="of:=SQRT(2*[.D34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2"/>
          <table:table-cell table:formula="of:=[.B44]/10^7" office:value-type="float" office:value="-0.000000327" calcext:value-type="float">
            <text:p>-0,000000327</text:p>
          </table:table-cell>
          <table:table-cell table:formula="of:=[.D44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M34]/(10^7)" office:value-type="float" office:value="0.000000327" calcext:value-type="float">
            <text:p>0,000000327</text:p>
          </table:table-cell>
          <table:table-cell table:formula="of:=[.N34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K25]-[.O25]" office:value-type="float" office:value="-0.0000002011" calcext:value-type="float">
            <text:p>-2,011E-007</text:p>
          </table:table-cell>
          <table:table-cell office:value-type="float" office:value="0.06" calcext:value-type="float">
            <text:p>0,06</text:p>
          </table:table-cell>
          <table:table-cell table:formula="of:=SQRT(2*[.D35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[.B45]/10^7" office:value-type="float" office:value="-0.000000352" calcext:value-type="float">
            <text:p>-0,000000352</text:p>
          </table:table-cell>
          <table:table-cell table:formula="of:=[.D45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M35]/(10^7)" office:value-type="float" office:value="0.000000352" calcext:value-type="float">
            <text:p>0,000000352</text:p>
          </table:table-cell>
          <table:table-cell table:formula="of:=[.N35]/10^7" office:value-type="float" office:value="0.000000006" calcext:value-type="float">
            <text:p>0,000000006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2"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25" calcext:value-type="float">
            <text:p>-1,25</text:p>
          </table:table-cell>
          <table:table-cell table:formula="of:=[.K26]-[.O26]" office:value-type="float" office:value="-0.0000002504" calcext:value-type="float">
            <text:p>-2,504E-007</text:p>
          </table:table-cell>
          <table:table-cell office:value-type="float" office:value="0.06" calcext:value-type="float">
            <text:p>0,06</text:p>
          </table:table-cell>
          <table:table-cell table:formula="of:=SQRT(2*[.D36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2"/>
          <table:table-cell table:formula="of:=[.B46]/10^7" office:value-type="float" office:value="-0.000000377" calcext:value-type="float">
            <text:p>-0,000000377</text:p>
          </table:table-cell>
          <table:table-cell table:formula="of:=[.D46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M36]/(10^7)" office:value-type="float" office:value="0.000000377" calcext:value-type="float">
            <text:p>0,000000377</text:p>
          </table:table-cell>
          <table:table-cell table:formula="of:=[.N36]/10^7" office:value-type="float" office:value="0.000000006" calcext:value-type="float">
            <text:p>0,000000006</text:p>
          </table:table-cell>
          <table:table-cell table:number-columns-repeated="6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table:formula="of:=[.K27]-[.O27]" office:value-type="float" office:value="-0.0000003012" calcext:value-type="float">
            <text:p>-3,012E-007</text:p>
          </table:table-cell>
          <table:table-cell office:value-type="float" office:value="0.06" calcext:value-type="float">
            <text:p>0,06</text:p>
          </table:table-cell>
          <table:table-cell table:formula="of:=SQRT(2*[.D37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[.B47]/10^7" office:value-type="float" office:value="-0.000000403" calcext:value-type="float">
            <text:p>-0,000000403</text:p>
          </table:table-cell>
          <table:table-cell table:formula="of:=[.D47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M37]/(10^7)" office:value-type="float" office:value="0.000000402" calcext:value-type="float">
            <text:p>0,000000402</text:p>
          </table:table-cell>
          <table:table-cell table:formula="of:=[.N3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7]/10^7" office:value-type="float" office:value="-0.000000002" calcext:value-type="float">
            <text:p>-0,000000002</text:p>
          </table:table-cell>
          <table:table-cell table:formula="of:=[.Y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AB37]/(10^7)" office:value-type="float" office:value="-0.000000002" calcext:value-type="float">
            <text:p>-0,000000002</text:p>
          </table:table-cell>
          <table:table-cell table:formula="of:=[.AC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02" calcext:value-type="float">
            <text:p>-0,02</text:p>
          </table:table-cell>
          <table:table-cell table:formula="of:=(-1)*([.AD37]-[.Z37])" office:value-type="float" office:value="-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1.76" calcext:value-type="float">
            <text:p>-1,76</text:p>
          </table:table-cell>
          <table:table-cell table:formula="of:=[.K28]-[.O28]" office:value-type="float" office:value="-0.0000003525" calcext:value-type="float">
            <text:p>-3,525E-007</text:p>
          </table:table-cell>
          <table:table-cell office:value-type="float" office:value="0.06" calcext:value-type="float">
            <text:p>0,06</text:p>
          </table:table-cell>
          <table:table-cell table:formula="of:=SQRT(2*[.D38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number-columns-repeated="2"/>
          <table:table-cell table:formula="of:=[.B48]/10^7" office:value-type="float" office:value="-0.000000428" calcext:value-type="float">
            <text:p>-0,000000428</text:p>
          </table:table-cell>
          <table:table-cell table:formula="of:=[.D48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M38]/(10^7)" office:value-type="float" office:value="0.000000428" calcext:value-type="float">
            <text:p>0,000000428</text:p>
          </table:table-cell>
          <table:table-cell table:formula="of:=[.N3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8]/10^7" office:value-type="float" office:value="-0.000000025" calcext:value-type="float">
            <text:p>-0,000000025</text:p>
          </table:table-cell>
          <table:table-cell table:formula="of:=[.Y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AB38]/(10^7)" office:value-type="float" office:value="0.000000025" calcext:value-type="float">
            <text:p>0,000000025</text:p>
          </table:table-cell>
          <table:table-cell table:formula="of:=[.AC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25" calcext:value-type="float">
            <text:p>-0,25</text:p>
          </table:table-cell>
          <table:table-cell table:formula="of:=(-1)*([.AD38]-[.Z38])" office:value-type="float" office:value="-0.00000005" calcext:value-type="float">
            <text:p>-0,0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01" calcext:value-type="float">
            <text:p>-2,01</text:p>
          </table:table-cell>
          <table:table-cell table:formula="of:=[.K29]-[.O29]" office:value-type="float" office:value="-0.000000402" calcext:value-type="float">
            <text:p>-0,000000402</text:p>
          </table:table-cell>
          <table:table-cell office:value-type="float" office:value="0.06" calcext:value-type="float">
            <text:p>0,06</text:p>
          </table:table-cell>
          <table:table-cell table:formula="of:=SQRT(2*[.D39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formula="of:=[.B49]/10^7" office:value-type="float" office:value="-0.000000453" calcext:value-type="float">
            <text:p>-0,000000453</text:p>
          </table:table-cell>
          <table:table-cell table:formula="of:=[.D49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M39]/(10^7)" office:value-type="float" office:value="0.000000453" calcext:value-type="float">
            <text:p>0,000000453</text:p>
          </table:table-cell>
          <table:table-cell table:formula="of:=[.N3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9]/10^7" office:value-type="float" office:value="-0.00000005" calcext:value-type="float">
            <text:p>-0,00000005</text:p>
          </table:table-cell>
          <table:table-cell table:formula="of:=[.Y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AB39]/(10^7)" office:value-type="float" office:value="0.00000005" calcext:value-type="float">
            <text:p>0,00000005</text:p>
          </table:table-cell>
          <table:table-cell table:formula="of:=[.AC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5" calcext:value-type="float">
            <text:p>-0,5</text:p>
          </table:table-cell>
          <table:table-cell table:formula="of:=(-1)*([.AD39]-[.Z39])" office:value-type="float" office:value="-0.0000001" calcext:value-type="float">
            <text:p>-0,00000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27" calcext:value-type="float">
            <text:p>-2,27</text:p>
          </table:table-cell>
          <table:table-cell table:formula="of:=[.K30]-[.O30]" office:value-type="float" office:value="-0.000000453" calcext:value-type="float">
            <text:p>-0,000000453</text:p>
          </table:table-cell>
          <table:table-cell office:value-type="float" office:value="0.06" calcext:value-type="float">
            <text:p>0,06</text:p>
          </table:table-cell>
          <table:table-cell table:formula="of:=SQRT(2*[.D40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table:number-columns-repeated="2"/>
          <table:table-cell table:formula="of:=[.B50]/10^7" office:value-type="float" office:value="-0.000000478" calcext:value-type="float">
            <text:p>-0,000000478</text:p>
          </table:table-cell>
          <table:table-cell table:formula="of:=[.D50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M40]/(10^7)" office:value-type="float" office:value="0.000000479" calcext:value-type="float">
            <text:p>0,000000479</text:p>
          </table:table-cell>
          <table:table-cell table:formula="of:=[.N4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0]/10^7" office:value-type="float" office:value="-0.000000075" calcext:value-type="float">
            <text:p>-0,000000075</text:p>
          </table:table-cell>
          <table:table-cell table:formula="of:=[.Y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AB40]/(10^7)" office:value-type="float" office:value="0.000000076" calcext:value-type="float">
            <text:p>0,000000076</text:p>
          </table:table-cell>
          <table:table-cell table:formula="of:=[.AC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75" calcext:value-type="float">
            <text:p>-0,75</text:p>
          </table:table-cell>
          <table:table-cell table:formula="of:=(-1)*([.AD40]-[.Z40])" office:value-type="float" office:value="-0.000000151" calcext:value-type="float">
            <text:p>-0,0000001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51" calcext:value-type="float">
            <text:p>-2,51</text:p>
          </table:table-cell>
          <table:table-cell table:formula="of:=[.K31]-[.O31]" office:value-type="float" office:value="-0.000000503" calcext:value-type="float">
            <text:p>-0,000000503</text:p>
          </table:table-cell>
          <table:table-cell office:value-type="float" office:value="0.06" calcext:value-type="float">
            <text:p>0,06</text:p>
          </table:table-cell>
          <table:table-cell table:formula="of:=SQRT(2*[.D4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B51]/10^7" office:value-type="float" office:value="-0.000000503" calcext:value-type="float">
            <text:p>-0,000000503</text:p>
          </table:table-cell>
          <table:table-cell table:formula="of:=[.D51]/10^7" office:value-type="float" office:value="0.000000006" calcext:value-type="float">
            <text:p>0,000000006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formula="of:=[.M41]/(10^7)" office:value-type="float" office:value="0.000000504" calcext:value-type="float">
            <text:p>0,000000504</text:p>
          </table:table-cell>
          <table:table-cell table:formula="of:=[.N4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1]/10^7" office:value-type="float" office:value="-0.000000098" calcext:value-type="float">
            <text:p>-0,000000098</text:p>
          </table:table-cell>
          <table:table-cell table:formula="of:=[.Y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AB41]/(10^7)" office:value-type="float" office:value="0.000000102" calcext:value-type="float">
            <text:p>0,000000102</text:p>
          </table:table-cell>
          <table:table-cell table:formula="of:=[.AC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98" calcext:value-type="float">
            <text:p>-0,98</text:p>
          </table:table-cell>
          <table:table-cell table:formula="of:=(-1)*([.AD41]-[.Z41])" office:value-type="float" office:value="-0.0000002" calcext:value-type="float">
            <text:p>-0,000000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77" calcext:value-type="float">
            <text:p>-2,77</text:p>
          </table:table-cell>
          <table:table-cell table:formula="of:=[.K32]-[.O32]" office:value-type="float" office:value="-0.000000554" calcext:value-type="float">
            <text:p>-0,000000554</text:p>
          </table:table-cell>
          <table:table-cell office:value-type="float" office:value="0.06" calcext:value-type="float">
            <text:p>0,06</text:p>
          </table:table-cell>
          <table:table-cell table:formula="of:=SQRT(2*[.D42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2]/10^7" office:value-type="float" office:value="-0.00000012" calcext:value-type="float">
            <text:p>-0,00000012</text:p>
          </table:table-cell>
          <table:table-cell table:formula="of:=[.Y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AB42]/(10^7)" office:value-type="float" office:value="0.000000131" calcext:value-type="float">
            <text:p>0,000000131</text:p>
          </table:table-cell>
          <table:table-cell table:formula="of:=[.AC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2" calcext:value-type="float">
            <text:p>-1,2</text:p>
          </table:table-cell>
          <table:table-cell table:formula="of:=(-1)*([.AD42]-[.Z42])" office:value-type="float" office:value="-0.000000251" calcext:value-type="float">
            <text:p>-0,0000002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02" calcext:value-type="float">
            <text:p>-3,02</text:p>
          </table:table-cell>
          <table:table-cell table:formula="of:=[.K33]-[.O33]" office:value-type="float" office:value="-0.000000604" calcext:value-type="float">
            <text:p>-0,000000604</text:p>
          </table:table-cell>
          <table:table-cell office:value-type="float" office:value="0.06" calcext:value-type="float">
            <text:p>0,06</text:p>
          </table:table-cell>
          <table:table-cell table:formula="of:=SQRT(2*[.D43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3]/10^7" office:value-type="float" office:value="-0.000000139" calcext:value-type="float">
            <text:p>-0,000000139</text:p>
          </table:table-cell>
          <table:table-cell table:formula="of:=[.Y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AB43]/(10^7)" office:value-type="float" office:value="0.000000162" calcext:value-type="float">
            <text:p>0,000000162</text:p>
          </table:table-cell>
          <table:table-cell table:formula="of:=[.AC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39" calcext:value-type="float">
            <text:p>-1,39</text:p>
          </table:table-cell>
          <table:table-cell table:formula="of:=(-1)*([.AD43]-[.Z43])" office:value-type="float" office:value="-0.000000301" calcext:value-type="float">
            <text:p>-0,0000003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27" calcext:value-type="float">
            <text:p>-3,27</text:p>
          </table:table-cell>
          <table:table-cell table:formula="of:=[.K34]-[.O34]" office:value-type="float" office:value="-0.000000654" calcext:value-type="float">
            <text:p>-0,000000654</text:p>
          </table:table-cell>
          <table:table-cell office:value-type="float" office:value="0.06" calcext:value-type="float">
            <text:p>0,06</text:p>
          </table:table-cell>
          <table:table-cell table:formula="of:=SQRT(2*[.D44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4]/10^7" office:value-type="float" office:value="-0.000000154" calcext:value-type="float">
            <text:p>-0,000000154</text:p>
          </table:table-cell>
          <table:table-cell table:formula="of:=[.Y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AB44]/(10^7)" office:value-type="float" office:value="0.000000197" calcext:value-type="float">
            <text:p>0,000000197</text:p>
          </table:table-cell>
          <table:table-cell table:formula="of:=[.AC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54" calcext:value-type="float">
            <text:p>-1,54</text:p>
          </table:table-cell>
          <table:table-cell table:formula="of:=(-1)*([.AD44]-[.Z44])" office:value-type="float" office:value="-0.000000351" calcext:value-type="float">
            <text:p>-0,0000003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52" calcext:value-type="float">
            <text:p>-3,52</text:p>
          </table:table-cell>
          <table:table-cell table:formula="of:=[.K35]-[.O35]" office:value-type="float" office:value="-0.000000704" calcext:value-type="float">
            <text:p>-0,000000704</text:p>
          </table:table-cell>
          <table:table-cell office:value-type="float" office:value="0.06" calcext:value-type="float">
            <text:p>0,06</text:p>
          </table:table-cell>
          <table:table-cell table:formula="of:=SQRT(2*[.D45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5]/10^7" office:value-type="float" office:value="-0.000000166" calcext:value-type="float">
            <text:p>-0,000000166</text:p>
          </table:table-cell>
          <table:table-cell table:formula="of:=[.Y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AB45]/(10^7)" office:value-type="float" office:value="0.000000235" calcext:value-type="float">
            <text:p>0,000000235</text:p>
          </table:table-cell>
          <table:table-cell table:formula="of:=[.AC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66" calcext:value-type="float">
            <text:p>-1,66</text:p>
          </table:table-cell>
          <table:table-cell table:formula="of:=(-1)*([.AD45]-[.Z45])" office:value-type="float" office:value="-0.000000401" calcext:value-type="float">
            <text:p>-0,0000004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77" calcext:value-type="float">
            <text:p>-3,77</text:p>
          </table:table-cell>
          <table:table-cell table:formula="of:=[.K36]-[.O36]" office:value-type="float" office:value="-0.000000754" calcext:value-type="float">
            <text:p>-0,000000754</text:p>
          </table:table-cell>
          <table:table-cell office:value-type="float" office:value="0.06" calcext:value-type="float">
            <text:p>0,06</text:p>
          </table:table-cell>
          <table:table-cell table:formula="of:=SQRT(2*[.D46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6]/10^7" office:value-type="float" office:value="-0.000000176" calcext:value-type="float">
            <text:p>-0,000000176</text:p>
          </table:table-cell>
          <table:table-cell table:formula="of:=[.Y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AB46]/(10^7)" office:value-type="float" office:value="0.000000276" calcext:value-type="float">
            <text:p>0,000000276</text:p>
          </table:table-cell>
          <table:table-cell table:formula="of:=[.AC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76" calcext:value-type="float">
            <text:p>-1,76</text:p>
          </table:table-cell>
          <table:table-cell table:formula="of:=(-1)*([.AD46]-[.Z46])" office:value-type="float" office:value="-0.000000452" calcext:value-type="float">
            <text:p>-0,00000045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03" calcext:value-type="float">
            <text:p>-4,03</text:p>
          </table:table-cell>
          <table:table-cell table:formula="of:=[.K37]-[.O37]" office:value-type="float" office:value="-0.000000805" calcext:value-type="float">
            <text:p>-0,000000805</text:p>
          </table:table-cell>
          <table:table-cell office:value-type="float" office:value="0.06" calcext:value-type="float">
            <text:p>0,06</text:p>
          </table:table-cell>
          <table:table-cell table:formula="of:=SQRT(2*[.D47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7]/10^7" office:value-type="float" office:value="-0.000000184" calcext:value-type="float">
            <text:p>-0,000000184</text:p>
          </table:table-cell>
          <table:table-cell table:formula="of:=[.Y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AB47]/(10^7)" office:value-type="float" office:value="0.000000319" calcext:value-type="float">
            <text:p>0,000000319</text:p>
          </table:table-cell>
          <table:table-cell table:formula="of:=[.AC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-1)*([.AD47]-[.Z47])" office:value-type="float" office:value="-0.000000503" calcext:value-type="float">
            <text:p>-0,0000005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28" calcext:value-type="float">
            <text:p>-4,28</text:p>
          </table:table-cell>
          <table:table-cell table:formula="of:=[.K38]-[.O38]" office:value-type="float" office:value="-0.000000856" calcext:value-type="float">
            <text:p>-0,000000856</text:p>
          </table:table-cell>
          <table:table-cell office:value-type="float" office:value="0.06" calcext:value-type="float">
            <text:p>0,06</text:p>
          </table:table-cell>
          <table:table-cell table:formula="of:=SQRT(2*[.D48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8]/10^7" office:value-type="float" office:value="-0.00000019" calcext:value-type="float">
            <text:p>-0,00000019</text:p>
          </table:table-cell>
          <table:table-cell table:formula="of:=[.Y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AB48]/(10^7)" office:value-type="float" office:value="0.000000364" calcext:value-type="float">
            <text:p>0,000000364</text:p>
          </table:table-cell>
          <table:table-cell table:formula="of:=[.AC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" calcext:value-type="float">
            <text:p>-1,9</text:p>
          </table:table-cell>
          <table:table-cell table:formula="of:=(-1)*([.AD48]-[.Z48])" office:value-type="float" office:value="-0.000000554" calcext:value-type="float">
            <text:p>-0,0000005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53" calcext:value-type="float">
            <text:p>-4,53</text:p>
          </table:table-cell>
          <table:table-cell table:formula="of:=[.K39]-[.O39]" office:value-type="float" office:value="-0.000000906" calcext:value-type="float">
            <text:p>-0,000000906</text:p>
          </table:table-cell>
          <table:table-cell office:value-type="float" office:value="0.06" calcext:value-type="float">
            <text:p>0,06</text:p>
          </table:table-cell>
          <table:table-cell table:formula="of:=SQRT(2*[.D49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9]/10^7" office:value-type="float" office:value="-0.000000194" calcext:value-type="float">
            <text:p>-0,000000194</text:p>
          </table:table-cell>
          <table:table-cell table:formula="of:=[.Y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AB49]/(10^7)" office:value-type="float" office:value="0.000000409" calcext:value-type="float">
            <text:p>0,000000409</text:p>
          </table:table-cell>
          <table:table-cell table:formula="of:=[.AC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4" calcext:value-type="float">
            <text:p>-1,94</text:p>
          </table:table-cell>
          <table:table-cell table:formula="of:=(-1)*([.AD49]-[.Z49])" office:value-type="float" office:value="-0.000000603" calcext:value-type="float">
            <text:p>-0,0000006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78" calcext:value-type="float">
            <text:p>-4,78</text:p>
          </table:table-cell>
          <table:table-cell table:formula="of:=[.K40]-[.O40]" office:value-type="float" office:value="-0.000000957" calcext:value-type="float">
            <text:p>-0,000000957</text:p>
          </table:table-cell>
          <table:table-cell office:value-type="float" office:value="0.06" calcext:value-type="float">
            <text:p>0,06</text:p>
          </table:table-cell>
          <table:table-cell table:formula="of:=SQRT(2*[.D50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0]/10^7" office:value-type="float" office:value="-0.000000198" calcext:value-type="float">
            <text:p>-0,000000198</text:p>
          </table:table-cell>
          <table:table-cell table:formula="of:=[.Y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AB50]/(10^7)" office:value-type="float" office:value="0.000000455" calcext:value-type="float">
            <text:p>0,000000455</text:p>
          </table:table-cell>
          <table:table-cell table:formula="of:=[.AC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-1)*([.AD50]-[.Z50])" office:value-type="float" office:value="-0.000000653" calcext:value-type="float">
            <text:p>-0,00000065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5.03" calcext:value-type="float">
            <text:p>-5,03</text:p>
          </table:table-cell>
          <table:table-cell table:formula="of:=[.K41]-[.O41]" office:value-type="float" office:value="-0.000001007" calcext:value-type="float">
            <text:p>-0,000001007</text:p>
          </table:table-cell>
          <table:table-cell office:value-type="float" office:value="0.06" calcext:value-type="float">
            <text:p>0,06</text:p>
          </table:table-cell>
          <table:table-cell table:formula="of:=SQRT(2*[.D51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1]/10^7" office:value-type="float" office:value="-0.000000201" calcext:value-type="float">
            <text:p>-0,000000201</text:p>
          </table:table-cell>
          <table:table-cell table:formula="of:=[.Y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AB51]/(10^7)" office:value-type="float" office:value="0.000000502" calcext:value-type="float">
            <text:p>0,000000502</text:p>
          </table:table-cell>
          <table:table-cell table:formula="of:=[.AC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1" calcext:value-type="float">
            <text:p>-2,01</text:p>
          </table:table-cell>
          <table:table-cell table:formula="of:=(-1)*([.AD51]-[.Z51])" office:value-type="float" office:value="-0.000000703" calcext:value-type="float">
            <text:p>-0,0000007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2]/10^7" office:value-type="float" office:value="-0.000000205" calcext:value-type="float">
            <text:p>-0,000000205</text:p>
          </table:table-cell>
          <table:table-cell table:formula="of:=[.Y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AB52]/(10^7)" office:value-type="float" office:value="0.000000549" calcext:value-type="float">
            <text:p>0,000000549</text:p>
          </table:table-cell>
          <table:table-cell table:formula="of:=[.AC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-1)*([.AD52]-[.Z52])" office:value-type="float" office:value="-0.000000754" calcext:value-type="float">
            <text:p>-0,0000007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3]/10^7" office:value-type="float" office:value="-0.000000208" calcext:value-type="float">
            <text:p>-0,000000208</text:p>
          </table:table-cell>
          <table:table-cell table:formula="of:=[.Y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AB53]/(10^7)" office:value-type="float" office:value="0.000000597" calcext:value-type="float">
            <text:p>0,000000597</text:p>
          </table:table-cell>
          <table:table-cell table:formula="of:=[.AC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8" calcext:value-type="float">
            <text:p>-2,08</text:p>
          </table:table-cell>
          <table:table-cell table:formula="of:=(-1)*([.AD53]-[.Z53])" office:value-type="float" office:value="-0.000000805" calcext:value-type="float">
            <text:p>-0,0000008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4]/10^7" office:value-type="float" office:value="-0.00000021" calcext:value-type="float">
            <text:p>-0,00000021</text:p>
          </table:table-cell>
          <table:table-cell table:formula="of:=[.Y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AB54]/(10^7)" office:value-type="float" office:value="0.000000645" calcext:value-type="float">
            <text:p>0,000000645</text:p>
          </table:table-cell>
          <table:table-cell table:formula="of:=[.AC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" calcext:value-type="float">
            <text:p>-2,1</text:p>
          </table:table-cell>
          <table:table-cell table:formula="of:=(-1)*([.AD54]-[.Z54])" office:value-type="float" office:value="-0.000000855" calcext:value-type="float">
            <text:p>-0,00000085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5]/10^7" office:value-type="float" office:value="-0.000000212" calcext:value-type="float">
            <text:p>-0,000000212</text:p>
          </table:table-cell>
          <table:table-cell table:formula="of:=[.Y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AB55]/(10^7)" office:value-type="float" office:value="0.000000694" calcext:value-type="float">
            <text:p>0,000000694</text:p>
          </table:table-cell>
          <table:table-cell table:formula="of:=[.AC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-1)*([.AD55]-[.Z55])" office:value-type="float" office:value="-0.000000906" calcext:value-type="float">
            <text:p>-0,00000090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6]/10^7" office:value-type="float" office:value="-0.000000214" calcext:value-type="float">
            <text:p>-0,000000214</text:p>
          </table:table-cell>
          <table:table-cell table:formula="of:=[.Y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AB56]/(10^7)" office:value-type="float" office:value="0.000000742" calcext:value-type="float">
            <text:p>0,000000742</text:p>
          </table:table-cell>
          <table:table-cell table:formula="of:=[.AC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4" calcext:value-type="float">
            <text:p>-2,14</text:p>
          </table:table-cell>
          <table:table-cell table:formula="of:=(-1)*([.AD56]-[.Z56])" office:value-type="float" office:value="-0.000000956" calcext:value-type="float">
            <text:p>-0,00000095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7]/10^7" office:value-type="float" office:value="-0.000000215" calcext:value-type="float">
            <text:p>-0,000000215</text:p>
          </table:table-cell>
          <table:table-cell table:formula="of:=[.Y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AB57]/(10^7)" office:value-type="float" office:value="0.000000752" calcext:value-type="float">
            <text:p>0,000000752</text:p>
          </table:table-cell>
          <table:table-cell table:formula="of:=[.AC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" calcext:value-type="float">
            <text:p>-2,15</text:p>
          </table:table-cell>
          <table:table-cell table:formula="of:=(-1)*([.AD57]-[.Z57])" office:value-type="float" office:value="-0.000000967" calcext:value-type="float">
            <text:p>-0,00000096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8]/10^7" office:value-type="float" office:value="-0.0000002155" calcext:value-type="float">
            <text:p>-2,155E-007</text:p>
          </table:table-cell>
          <table:table-cell table:formula="of:=[.Y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AB58]/(10^7)" office:value-type="float" office:value="0.000000762" calcext:value-type="float">
            <text:p>0,000000762</text:p>
          </table:table-cell>
          <table:table-cell table:formula="of:=[.AC5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5" calcext:value-type="float">
            <text:p>-2,155</text:p>
          </table:table-cell>
          <table:table-cell table:formula="of:=(-1)*([.AD58]-[.Z58])" office:value-type="float" office:value="-0.0000009775" calcext:value-type="float">
            <text:p>-9,77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9]/10^7" office:value-type="float" office:value="-0.000000216" calcext:value-type="float">
            <text:p>-0,000000216</text:p>
          </table:table-cell>
          <table:table-cell table:formula="of:=[.Y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AB59]/(10^7)" office:value-type="float" office:value="0.000000771" calcext:value-type="float">
            <text:p>0,000000771</text:p>
          </table:table-cell>
          <table:table-cell table:formula="of:=[.AC5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" calcext:value-type="float">
            <text:p>-2,16</text:p>
          </table:table-cell>
          <table:table-cell table:formula="of:=(-1)*([.AD59]-[.Z59])" office:value-type="float" office:value="-0.000000987" calcext:value-type="float">
            <text:p>-0,00000098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0]/10^7" office:value-type="float" office:value="-0.0000002165" calcext:value-type="float">
            <text:p>-2,165E-007</text:p>
          </table:table-cell>
          <table:table-cell table:formula="of:=[.Y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AB60]/(10^7)" office:value-type="float" office:value="0.000000782" calcext:value-type="float">
            <text:p>0,000000782</text:p>
          </table:table-cell>
          <table:table-cell table:formula="of:=[.AC6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5" calcext:value-type="float">
            <text:p>-2,165</text:p>
          </table:table-cell>
          <table:table-cell table:formula="of:=(-1)*([.AD60]-[.Z60])" office:value-type="float" office:value="-0.0000009985" calcext:value-type="float">
            <text:p>-9,98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1]/10^7" office:value-type="float" office:value="-0.000000217" calcext:value-type="float">
            <text:p>-0,000000217</text:p>
          </table:table-cell>
          <table:table-cell table:formula="of:=[.Y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AB61]/(10^7)" office:value-type="float" office:value="0.00000079" calcext:value-type="float">
            <text:p>0,00000079</text:p>
          </table:table-cell>
          <table:table-cell table:formula="of:=[.AC6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7" calcext:value-type="float">
            <text:p>-2,17</text:p>
          </table:table-cell>
          <table:table-cell table:formula="of:=(-1)*([.AD61]-[.Z61])" office:value-type="float" office:value="-0.000001007" calcext:value-type="float">
            <text:p>-0,000001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35"/>
          <table:table-cell office:value-type="float" office:value="-2.5" calcext:value-type="float">
            <text:p>-2,5</text:p>
          </table:table-cell>
          <table:table-cell table:formula="of:=[.AB64]-[.Z64]" office:value-type="float" office:value="2.40000025" calcext:value-type="float">
            <text:p>2,4000002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formula="of:=(-1)*([.AB65]-[.Z65])" office:value-type="float" office:value="-13.0000003" calcext:value-type="float">
            <text:p>-13,00000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2]/10^7" office:value-type="float" office:value="-0.00000025" calcext:value-type="float">
            <text:p>-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AB64]*10^(-6)" office:value-type="float" office:value="0.0000024" calcext:value-type="float">
            <text:p>0,0000024</text:p>
          </table:table-cell>
          <table:table-cell table:number-columns-repeated="5"/>
          <table:table-cell office:value-type="float" office:value="-3.3" calcext:value-type="float">
            <text:p>-3,3</text:p>
          </table:table-cell>
          <table:table-cell table:formula="of:=(-1)*([.AB66]-[.Z66])" office:value-type="float" office:value="-32.80000033" calcext:value-type="float">
            <text:p>-32,8000003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3]/10^7" office:value-type="float" office:value="-0.0000003" calcext:value-type="float">
            <text:p>-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AB65]*10^(-6)" office:value-type="float" office:value="0.000013" calcext:value-type="float">
            <text:p>0,000013</text:p>
          </table:table-cell>
          <table:table-cell table:number-columns-repeated="5"/>
          <table:table-cell office:value-type="float" office:value="-3.4" calcext:value-type="float">
            <text:p>-3,4</text:p>
          </table:table-cell>
          <table:table-cell table:formula="of:=(-1)*([.AB67]-[.Z67])" office:value-type="float" office:value="-43.00000034" calcext:value-type="float">
            <text:p>-43,0000003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4]/10^7" office:value-type="float" office:value="-0.00000033" calcext:value-type="float">
            <text:p>-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AB66]*10^(-6)" office:value-type="float" office:value="0.0000328" calcext:value-type="float">
            <text:p>0,0000328</text:p>
          </table:table-cell>
          <table:table-cell table:number-columns-repeated="5"/>
          <table:table-cell office:value-type="float" office:value="-3.5" calcext:value-type="float">
            <text:p>-3,5</text:p>
          </table:table-cell>
          <table:table-cell table:formula="of:=(-1)*([.AB68]-[.Z68])" office:value-type="float" office:value="-56.50000035" calcext:value-type="float">
            <text:p>-56,5000003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5]/10^7" office:value-type="float" office:value="-0.00000034" calcext:value-type="float">
            <text:p>-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AB67]*10^(-6)" office:value-type="float" office:value="0.000043" calcext:value-type="float">
            <text:p>0,000043</text:p>
          </table:table-cell>
          <table:table-cell table:number-columns-repeated="5"/>
          <table:table-cell office:value-type="float" office:value="-3.6" calcext:value-type="float">
            <text:p>-3,6</text:p>
          </table:table-cell>
          <table:table-cell table:formula="of:=(-1)*([.AB69]-[.Z69])" office:value-type="float" office:value="-74.00000036" calcext:value-type="float">
            <text:p>-74,0000003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6]/10^7" office:value-type="float" office:value="-0.00000035" calcext:value-type="float">
            <text:p>-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AB68]*10^(-6)" office:value-type="float" office:value="0.0000565" calcext:value-type="float">
            <text:p>0,0000565</text:p>
          </table:table-cell>
          <table:table-cell table:number-columns-repeated="5"/>
          <table:table-cell office:value-type="float" office:value="-3.7" calcext:value-type="float">
            <text:p>-3,7</text:p>
          </table:table-cell>
          <table:table-cell table:formula="of:=(-1)*([.AB70]-[.Z70])" office:value-type="float" office:value="-94.00000037" calcext:value-type="float">
            <text:p>-94,0000003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7]/10^7" office:value-type="float" office:value="-0.00000036" calcext:value-type="float">
            <text:p>-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AB69]*10^(-6)" office:value-type="float" office:value="0.000074" calcext:value-type="float">
            <text:p>0,000074</text:p>
          </table:table-cell>
          <table:table-cell table:number-columns-repeated="5"/>
          <table:table-cell office:value-type="float" office:value="-3.8" calcext:value-type="float">
            <text:p>-3,8</text:p>
          </table:table-cell>
          <table:table-cell table:formula="of:=(-1)*([.AB71]-[.Z71])" office:value-type="float" office:value="-125.00000038" calcext:value-type="float">
            <text:p>-125,0000003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8]/10^7" office:value-type="float" office:value="-0.00000037" calcext:value-type="float">
            <text:p>-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AB70]*10^(-6)" office:value-type="float" office:value="0.0000940000000000001" calcext:value-type="float">
            <text:p>0,000094</text:p>
          </table:table-cell>
          <table:table-cell table:number-columns-repeated="5"/>
          <table:table-cell office:value-type="float" office:value="-3.9" calcext:value-type="float">
            <text:p>-3,9</text:p>
          </table:table-cell>
          <table:table-cell table:formula="of:=(-1)*([.AB72]-[.Z72])" office:value-type="float" office:value="-165.00000039" calcext:value-type="float">
            <text:p>-165,0000003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9]/10^7" office:value-type="float" office:value="-0.00000038" calcext:value-type="float">
            <text:p>-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AB71]*10^(-6)" office:value-type="float" office:value="0.000125" calcext:value-type="float">
            <text:p>0,000125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formula="of:=(-1)*([.AB73]-[.Z73])" office:value-type="float" office:value="-215.0000004" calcext:value-type="float">
            <text:p>-215,000000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0]/10^7" office:value-type="float" office:value="-0.00000039" calcext:value-type="float">
            <text:p>-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AB72]*10^(-6)" office:value-type="float" office:value="0.000165" calcext:value-type="float">
            <text:p>0,000165</text:p>
          </table:table-cell>
          <table:table-cell table:number-columns-repeated="5"/>
          <table:table-cell office:value-type="float" office:value="-4.2" calcext:value-type="float">
            <text:p>-4,2</text:p>
          </table:table-cell>
          <table:table-cell table:formula="of:=(-1)*([.AB74]-[.Z74])" office:value-type="float" office:value="-364.00000042" calcext:value-type="float">
            <text:p>-364,0000004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1]/10^7" office:value-type="float" office:value="-0.0000004" calcext:value-type="float">
            <text:p>-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AB73]*10^(-6)" office:value-type="float" office:value="0.000215" calcext:value-type="float">
            <text:p>0,000215</text:p>
          </table:table-cell>
          <table:table-cell table:number-columns-repeated="5"/>
          <table:table-cell office:value-type="float" office:value="-4.4" calcext:value-type="float">
            <text:p>-4,4</text:p>
          </table:table-cell>
          <table:table-cell table:formula="of:=(-1)*([.AB75]-[.Z75])" office:value-type="float" office:value="-6.42000044" calcext:value-type="float">
            <text:p>-6,4200004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2]/10^7" office:value-type="float" office:value="-0.00000042" calcext:value-type="float">
            <text:p>-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AB74]*10^(-6)" office:value-type="float" office:value="0.000364" calcext:value-type="float">
            <text:p>0,000364</text:p>
          </table:table-cell>
          <table:table-cell table:number-columns-repeated="5"/>
          <table:table-cell office:value-type="float" office:value="-4.6" calcext:value-type="float">
            <text:p>-4,6</text:p>
          </table:table-cell>
          <table:table-cell table:formula="of:=(-1)*([.AB76]-[.Z76])" office:value-type="float" office:value="-1192.00000046" calcext:value-type="float">
            <text:p>-1192,0000004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3]/10^7" office:value-type="float" office:value="-0.00000044" calcext:value-type="float">
            <text:p>-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AB75]*10^(-6)" office:value-type="float" office:value="0.00000642" calcext:value-type="float">
            <text:p>0,00000642</text:p>
          </table:table-cell>
          <table:table-cell table:number-columns-repeated="5"/>
          <table:table-cell office:value-type="float" office:value="-4.8" calcext:value-type="float">
            <text:p>-4,8</text:p>
          </table:table-cell>
          <table:table-cell table:formula="of:=(-1)*([.AB77]-[.Z77])" office:value-type="float" office:value="-2560.00000048" calcext:value-type="float">
            <text:p>-2560,0000004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4]/10^7" office:value-type="float" office:value="-0.00000046" calcext:value-type="float">
            <text:p>-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AB76]*10^(-6)" office:value-type="float" office:value="0.001192" calcext:value-type="float">
            <text:p>0,001192</text:p>
          </table:table-cell>
          <table:table-cell table:number-columns-repeated="5"/>
          <table:table-cell office:value-type="float" office:value="-4.9" calcext:value-type="float">
            <text:p>-4,9</text:p>
          </table:table-cell>
          <table:table-cell table:formula="of:=(-1)*([.AB78]-[.Z78])" office:value-type="float" office:value="-4070.00000049" calcext:value-type="float">
            <text:p>-4070,0000004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5]/10^7" office:value-type="float" office:value="-0.00000048" calcext:value-type="float">
            <text:p>-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AB77]*10^(-6)" office:value-type="float" office:value="0.00256" calcext:value-type="float">
            <text:p>0,00256</text:p>
          </table:table-cell>
          <table:table-cell table:number-columns-repeated="5"/>
          <table:table-cell office:value-type="float" office:value="-4.95" calcext:value-type="float">
            <text:p>-4,95</text:p>
          </table:table-cell>
          <table:table-cell table:formula="of:=(-1)*([.AB79]-[.Z79])" office:value-type="float" office:value="-5360.000000495" calcext:value-type="float">
            <text:p>-5360,00000049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6]/10^7" office:value-type="float" office:value="-0.00000049" calcext:value-type="float">
            <text:p>-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AB78]*10^(-6)" office:value-type="float" office:value="0.00407" calcext:value-type="float">
            <text:p>0,00407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formula="of:=(-1)*([.AB80]-[.Z80])" office:value-type="float" office:value="-7670.0000005" calcext:value-type="float">
            <text:p>-7670,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7]/10^7" office:value-type="float" office:value="-0.000000495" calcext:value-type="float">
            <text:p>-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AB79]*10^(-6)" office:value-type="float" office:value="0.00536" calcext:value-type="float">
            <text:p>0,00536</text:p>
          </table:table-cell>
          <table:table-cell table:number-columns-repeated="5"/>
          <table:table-cell office:value-type="float" office:value="-5.05" calcext:value-type="float">
            <text:p>-5,05</text:p>
          </table:table-cell>
          <table:table-cell table:formula="of:=(-1)*([.AB81]-[.Z81])" office:value-type="float" office:value="-11810.000000505" calcext:value-type="float">
            <text:p>-11810,0000005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8]/10^7" office:value-type="float" office:value="-0.0000005" calcext:value-type="float">
            <text:p>-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AB80]*10^(-6)" office:value-type="float" office:value="0.00767" calcext:value-type="float">
            <text:p>0,00767</text:p>
          </table:table-cell>
          <table:table-cell table:number-columns-repeated="5"/>
          <table:table-cell office:value-type="float" office:value="-5.1" calcext:value-type="float">
            <text:p>-5,1</text:p>
          </table:table-cell>
          <table:table-cell table:formula="of:=(-1)*([.AB82]-[.Z82])" office:value-type="float" office:value="-19140.00000051" calcext:value-type="float">
            <text:p>-19140,000000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9]/10^7" office:value-type="float" office:value="-0.000000505" calcext:value-type="float">
            <text:p>-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AB81]*10^(-6)" office:value-type="float" office:value="0.01181" calcext:value-type="float">
            <text:p>0,01181</text:p>
          </table:table-cell>
          <table:table-cell table:number-columns-repeated="5"/>
          <table:table-cell office:value-type="float" office:value="-5.15" calcext:value-type="float">
            <text:p>-5,15</text:p>
          </table:table-cell>
          <table:table-cell table:formula="of:=(-1)*([.AB83]-[.Z83])" office:value-type="float" office:value="-34300.000000515" calcext:value-type="float">
            <text:p>-34300,00000051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0]/10^7" office:value-type="float" office:value="-0.00000051" calcext:value-type="float">
            <text:p>-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AB82]*10^(-6)" office:value-type="float" office:value="0.01914" calcext:value-type="float">
            <text:p>0,01914</text:p>
          </table:table-cell>
          <table:table-cell table:number-columns-repeated="5"/>
          <table:table-cell office:value-type="float" office:value="-5.19" calcext:value-type="float">
            <text:p>-5,19</text:p>
          </table:table-cell>
          <table:table-cell table:formula="of:=(-1)*([.AB84]-[.Z84])" office:value-type="float" office:value="-48700.000000519" calcext:value-type="float">
            <text:p>-48700,00000051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1]/10^7" office:value-type="float" office:value="-0.000000515" calcext:value-type="float">
            <text:p>-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AB83]*10^(-6)" office:value-type="float" office:value="0.0343" calcext:value-type="float">
            <text:p>0,0343</text:p>
          </table:table-cell>
          <table:table-cell table:number-columns-repeated="9"/>
        </table:table-row>
        <table:table-row table:style-name="ro1">
          <table:table-cell table:number-columns-repeated="25"/>
          <table:table-cell table:formula="of:=[.AJ82]/10^7" office:value-type="float" office:value="-0.000000519" calcext:value-type="float">
            <text:p>-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AB84]*10^(-6)" office:value-type="float" office:value="0.0487" calcext:value-type="float">
            <text:p>0,0487</text:p>
          </table:table-cell>
          <table:table-cell table:number-columns-repeated="9"/>
        </table:table-row>
      </table:table>
      <table:table table:name="Aufgabe 1 Tex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14"/>
          <table:table-cell office:value-type="string" calcext:value-type="string">
            <text:p>Fehler Spannung/V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/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2"/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table:number-columns-repeated="7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table:number-columns-repeated="7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table:number-columns-repeated="7"/>
        </table:table-row>
        <table:table-row table:style-name="ro1"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table:number-columns-repeated="4"/>
          <table:table-cell office:value-type="float" office:value="9.7" calcext:value-type="float">
            <text:p>9,7</text:p>
          </table:table-cell>
          <table:table-cell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table:number-columns-repeated="4"/>
          <table:table-cell office:value-type="float" office:value="9.8" calcext:value-type="float">
            <text:p>9,8</text:p>
          </table:table-cell>
          <table:table-cell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table:number-columns-repeated="4"/>
          <table:table-cell office:value-type="float" office:value="9.9" calcext:value-type="float">
            <text:p>9,9</text:p>
          </table:table-cell>
          <table:table-cell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0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0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2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2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1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1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3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3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2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2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4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4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3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3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5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5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4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4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6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6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5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5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7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7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6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6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8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8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7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7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9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9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8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8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0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0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9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9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1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1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0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0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2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2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1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1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3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3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2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2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4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4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3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3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5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5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4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4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6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6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5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5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7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7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6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6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8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8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7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7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9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9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8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8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0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0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9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9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1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1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80]/10^7" office:value-type="float" office:value="0.000000503" calcext:value-type="float">
            <text:p>0,0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80]/(10^7)" office:value-type="float" office:value="0.000000504" calcext:value-type="float">
            <text:p>0,0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2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2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3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3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nnung$_\text{Strom}/V 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</text:p>
          </table:table-cell>
          <table:table-cell table:number-columns-repeated="9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4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4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-0.056" calcext:value-type="float">
            <text:p>-0,05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/>
          <table:table-cell office:value-type="string" calcext:value-type="string">
            <text:p>^</text:p>
          </table:table-cell>
          <table:table-cell table:number-columns-repeated="7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5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5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office:value-type="float" office:value="0.246" calcext:value-type="float">
            <text:p>0,24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6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6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office:value-type="float" office:value="0.761" calcext:value-type="float">
            <text:p>0,761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11"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12"/>
          <table:table-cell table:formula="of:=[.M107]/10^7" office:value-type="float" office:value="0.00000025" calcext:value-type="float">
            <text:p>0,00000025</text:p>
          </table:table-cell>
          <table:table-cell table:number-columns-repeated="3"/>
          <table:table-cell table:formula="of:=[.N107]*10^(-6)" office:value-type="float" office:value="0.0000024" calcext:value-type="float">
            <text:p>0,0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office:value-type="float" office:value="1.254" calcext:value-type="float">
            <text:p>1,254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12"/>
          <table:table-cell table:formula="of:=[.M108]/10^7" office:value-type="float" office:value="0.0000003" calcext:value-type="float">
            <text:p>0,0000003</text:p>
          </table:table-cell>
          <table:table-cell table:number-columns-repeated="3"/>
          <table:table-cell table:formula="of:=[.N108]*10^(-6)" office:value-type="float" office:value="0.000013" calcext:value-type="float">
            <text:p>0,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512" calcext:value-type="float">
            <text:p>1,512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12"/>
          <table:table-cell table:formula="of:=[.M109]/10^7" office:value-type="float" office:value="0.00000033" calcext:value-type="float">
            <text:p>0,00000033</text:p>
          </table:table-cell>
          <table:table-cell table:number-columns-repeated="3"/>
          <table:table-cell table:formula="of:=[.N109]*10^(-6)" office:value-type="float" office:value="0.0000328" calcext:value-type="float">
            <text:p>0,000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office:value-type="float" office:value="1.765" calcext:value-type="float">
            <text:p>1,765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12"/>
          <table:table-cell table:formula="of:=[.M110]/10^7" office:value-type="float" office:value="0.00000034" calcext:value-type="float">
            <text:p>0,00000034</text:p>
          </table:table-cell>
          <table:table-cell table:number-columns-repeated="3"/>
          <table:table-cell table:formula="of:=[.N110]*10^(-6)" office:value-type="float" office:value="0.000043" calcext:value-type="float">
            <text:p>0,00004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01" calcext:value-type="float">
            <text:p>2,01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12"/>
          <table:table-cell table:formula="of:=[.M111]/10^7" office:value-type="float" office:value="0.00000035" calcext:value-type="float">
            <text:p>0,00000035</text:p>
          </table:table-cell>
          <table:table-cell table:number-columns-repeated="3"/>
          <table:table-cell table:formula="of:=[.N111]*10^(-6)" office:value-type="float" office:value="0.0000565" calcext:value-type="float">
            <text:p>0,0000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office:value-type="float" office:value="2.26" calcext:value-type="float">
            <text:p>2,2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12"/>
          <table:table-cell table:formula="of:=[.M112]/10^7" office:value-type="float" office:value="0.00000036" calcext:value-type="float">
            <text:p>0,00000036</text:p>
          </table:table-cell>
          <table:table-cell table:number-columns-repeated="3"/>
          <table:table-cell table:formula="of:=[.N112]*10^(-6)" office:value-type="float" office:value="0.000074" calcext:value-type="float">
            <text:p>0,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2.52" calcext:value-type="float">
            <text:p>2,52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13]/10^7" office:value-type="float" office:value="0.00000037" calcext:value-type="float">
            <text:p>0,00000037</text:p>
          </table:table-cell>
          <table:table-cell table:number-columns-repeated="3"/>
          <table:table-cell table:formula="of:=[.N113]*10^(-6)" office:value-type="float" office:value="0.0000940000000000001" calcext:value-type="float">
            <text:p>0,00009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77" calcext:value-type="float">
            <text:p>2,77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12"/>
          <table:table-cell table:formula="of:=[.M114]/10^7" office:value-type="float" office:value="0.00000038" calcext:value-type="float">
            <text:p>0,00000038</text:p>
          </table:table-cell>
          <table:table-cell table:number-columns-repeated="3"/>
          <table:table-cell table:formula="of:=[.N114]*10^(-6)" office:value-type="float" office:value="0.000125" calcext:value-type="float">
            <text:p>0,0001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02" calcext:value-type="float">
            <text:p>3,02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12"/>
          <table:table-cell table:formula="of:=[.M115]/10^7" office:value-type="float" office:value="0.00000039" calcext:value-type="float">
            <text:p>0,00000039</text:p>
          </table:table-cell>
          <table:table-cell table:number-columns-repeated="3"/>
          <table:table-cell table:formula="of:=[.N115]*10^(-6)" office:value-type="float" office:value="0.000165" calcext:value-type="float">
            <text:p>0,00016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27" calcext:value-type="float">
            <text:p>3,27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12"/>
          <table:table-cell table:formula="of:=[.M116]/10^7" office:value-type="float" office:value="0.0000004" calcext:value-type="float">
            <text:p>0,0000004</text:p>
          </table:table-cell>
          <table:table-cell table:number-columns-repeated="3"/>
          <table:table-cell table:formula="of:=[.N116]*10^(-6)" office:value-type="float" office:value="0.000215" calcext:value-type="float">
            <text:p>0,00021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52" calcext:value-type="float">
            <text:p>3,52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12"/>
          <table:table-cell table:formula="of:=[.M117]/10^7" office:value-type="float" office:value="0.00000042" calcext:value-type="float">
            <text:p>0,00000042</text:p>
          </table:table-cell>
          <table:table-cell table:number-columns-repeated="3"/>
          <table:table-cell table:formula="of:=[.N117]*10^(-6)" office:value-type="float" office:value="0.000364" calcext:value-type="float">
            <text:p>0,00036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77" calcext:value-type="float">
            <text:p>3,77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12"/>
          <table:table-cell table:formula="of:=[.M118]/10^7" office:value-type="float" office:value="0.00000044" calcext:value-type="float">
            <text:p>0,00000044</text:p>
          </table:table-cell>
          <table:table-cell table:number-columns-repeated="3"/>
          <table:table-cell table:formula="of:=[.N118]*10^(-6)" office:value-type="float" office:value="0.00000642" calcext:value-type="float">
            <text:p>0,00000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4.02" calcext:value-type="float">
            <text:p>4,02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12"/>
          <table:table-cell table:formula="of:=[.M119]/10^7" office:value-type="float" office:value="0.00000046" calcext:value-type="float">
            <text:p>0,00000046</text:p>
          </table:table-cell>
          <table:table-cell table:number-columns-repeated="3"/>
          <table:table-cell table:formula="of:=[.N119]*10^(-6)" office:value-type="float" office:value="0.001192" calcext:value-type="float">
            <text:p>0,00119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28" calcext:value-type="float">
            <text:p>4,28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12"/>
          <table:table-cell table:formula="of:=[.M120]/10^7" office:value-type="float" office:value="0.00000048" calcext:value-type="float">
            <text:p>0,00000048</text:p>
          </table:table-cell>
          <table:table-cell table:number-columns-repeated="3"/>
          <table:table-cell table:formula="of:=[.N120]*10^(-6)" office:value-type="float" office:value="0.00256" calcext:value-type="float">
            <text:p>0,0025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53" calcext:value-type="float">
            <text:p>4,53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12"/>
          <table:table-cell table:formula="of:=[.M121]/10^7" office:value-type="float" office:value="0.00000049" calcext:value-type="float">
            <text:p>0,00000049</text:p>
          </table:table-cell>
          <table:table-cell table:number-columns-repeated="3"/>
          <table:table-cell table:formula="of:=[.N121]*10^(-6)" office:value-type="float" office:value="0.00407" calcext:value-type="float">
            <text:p>0,00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8" calcext:value-type="float">
            <text:p>4,78</text:p>
          </table:table-cell>
          <table:table-cell office:value-type="float" office:value="4.79" calcext:value-type="float">
            <text:p>4,79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2]/10^7" office:value-type="float" office:value="0.000000495" calcext:value-type="float">
            <text:p>0,000000495</text:p>
          </table:table-cell>
          <table:table-cell table:number-columns-repeated="3"/>
          <table:table-cell table:formula="of:=[.N122]*10^(-6)" office:value-type="float" office:value="0.00536" calcext:value-type="float">
            <text:p>0,00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3" calcext:value-type="float">
            <text:p>5,03</text:p>
          </table:table-cell>
          <table:table-cell office:value-type="float" office:value="5.04" calcext:value-type="float">
            <text:p>5,04</text:p>
          </table:table-cell>
          <table:table-cell table:formula="of:=[.D57]-[.H5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3]/10^7" office:value-type="float" office:value="0.0000005" calcext:value-type="float">
            <text:p>0,0000005</text:p>
          </table:table-cell>
          <table:table-cell table:number-columns-repeated="3"/>
          <table:table-cell table:formula="of:=[.N123]*10^(-6)" office:value-type="float" office:value="0.00767" calcext:value-type="float">
            <text:p>0,0076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pannung$_\text{Strom}/V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/mA</text:p>
          </table:table-cell>
          <table:table-cell/>
          <table:table-cell table:formula="of:=[.M124]/10^7" office:value-type="float" office:value="0.000000505" calcext:value-type="float">
            <text:p>0,000000505</text:p>
          </table:table-cell>
          <table:table-cell table:number-columns-repeated="3"/>
          <table:table-cell table:formula="of:=[.N124]*10^(-6)" office:value-type="float" office:value="0.01181" calcext:value-type="float">
            <text:p>0,0118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(-1)*([.U37]-[.Q37])" office:value-type="float" office:value="0.000000004" calcext:value-type="float">
            <text:p>0,000000004</text:p>
          </table:table-cell>
          <table:table-cell/>
          <table:table-cell table:formula="of:=[.M125]/10^7" office:value-type="float" office:value="0.00000051" calcext:value-type="float">
            <text:p>0,00000051</text:p>
          </table:table-cell>
          <table:table-cell table:number-columns-repeated="3"/>
          <table:table-cell table:formula="of:=[.N125]*10^(-6)" office:value-type="float" office:value="0.01914" calcext:value-type="float">
            <text:p>0,0191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25" calcext:value-type="float">
            <text:p>0,25</text:p>
          </table:table-cell>
          <table:table-cell table:formula="of:=(-1)*([.U38]-[.Q38])" office:value-type="float" office:value="-0" calcext:value-type="float">
            <text:p>0</text:p>
          </table:table-cell>
          <table:table-cell/>
          <table:table-cell table:formula="of:=[.M126]/10^7" office:value-type="float" office:value="0.000000515" calcext:value-type="float">
            <text:p>0,000000515</text:p>
          </table:table-cell>
          <table:table-cell table:number-columns-repeated="3"/>
          <table:table-cell table:formula="of:=[.N126]*10^(-6)" office:value-type="float" office:value="0.0343" calcext:value-type="float">
            <text:p>0,034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5" calcext:value-type="float">
            <text:p>0,5</text:p>
          </table:table-cell>
          <table:table-cell table:formula="of:=(-1)*([.U39]-[.Q39])" office:value-type="float" office:value="-0" calcext:value-type="float">
            <text:p>0</text:p>
          </table:table-cell>
          <table:table-cell/>
          <table:table-cell table:formula="of:=[.M127]/10^7" office:value-type="float" office:value="0.000000519" calcext:value-type="float">
            <text:p>0,000000519</text:p>
          </table:table-cell>
          <table:table-cell table:number-columns-repeated="3"/>
          <table:table-cell table:formula="of:=[.N127]*10^(-6)" office:value-type="float" office:value="0.0487" calcext:value-type="float">
            <text:p>0,048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formula="of:=(-1)*([.U40]-[.Q40])" office:value-type="float" office:value="-0.00000000100000000000001" calcext:value-type="float">
            <text:p>-0,00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table:formula="of:=(-1)*([.U41]-[.Q41])" office:value-type="float" office:value="-0.000000004" calcext:value-type="float">
            <text:p>-0,00000000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table:formula="of:=(-1)*([.U42]-[.Q42])" office:value-type="float" office:value="-0.000000011" calcext:value-type="float">
            <text:p>-0,00000001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39" calcext:value-type="float">
            <text:p>1,39</text:p>
          </table:table-cell>
          <table:table-cell office:value-type="float" office:value="1.62" calcext:value-type="float">
            <text:p>1,62</text:p>
          </table:table-cell>
          <table:table-cell table:formula="of:=(-1)*([.U43]-[.Q43])" office:value-type="float" office:value="-0.000000023" calcext:value-type="float">
            <text:p>-0,00000002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54" calcext:value-type="float">
            <text:p>1,54</text:p>
          </table:table-cell>
          <table:table-cell office:value-type="float" office:value="1.97" calcext:value-type="float">
            <text:p>1,97</text:p>
          </table:table-cell>
          <table:table-cell table:formula="of:=(-1)*([.U44]-[.Q44])" office:value-type="float" office:value="-0.000000043" calcext:value-type="float">
            <text:p>-0,00000004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66" calcext:value-type="float">
            <text:p>1,66</text:p>
          </table:table-cell>
          <table:table-cell office:value-type="float" office:value="2.35" calcext:value-type="float">
            <text:p>2,35</text:p>
          </table:table-cell>
          <table:table-cell table:formula="of:=(-1)*([.U45]-[.Q45])" office:value-type="float" office:value="-0.000000069" calcext:value-type="float">
            <text:p>-0,00000006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76" calcext:value-type="float">
            <text:p>1,76</text:p>
          </table:table-cell>
          <table:table-cell office:value-type="float" office:value="2.76" calcext:value-type="float">
            <text:p>2,76</text:p>
          </table:table-cell>
          <table:table-cell table:formula="of:=(-1)*([.U46]-[.Q46])" office:value-type="float" office:value="-0.0000001" calcext:value-type="float">
            <text:p>-0,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84" calcext:value-type="float">
            <text:p>1,84</text:p>
          </table:table-cell>
          <table:table-cell office:value-type="float" office:value="3.19" calcext:value-type="float">
            <text:p>3,19</text:p>
          </table:table-cell>
          <table:table-cell table:formula="of:=(-1)*([.U47]-[.Q47])" office:value-type="float" office:value="-0.000000135" calcext:value-type="float">
            <text:p>-0,0000001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" calcext:value-type="float">
            <text:p>1,9</text:p>
          </table:table-cell>
          <table:table-cell office:value-type="float" office:value="3.64" calcext:value-type="float">
            <text:p>3,64</text:p>
          </table:table-cell>
          <table:table-cell table:formula="of:=(-1)*([.U48]-[.Q48])" office:value-type="float" office:value="-0.000000174" calcext:value-type="float">
            <text:p>-0,00000017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4" calcext:value-type="float">
            <text:p>1,94</text:p>
          </table:table-cell>
          <table:table-cell office:value-type="float" office:value="4.09" calcext:value-type="float">
            <text:p>4,09</text:p>
          </table:table-cell>
          <table:table-cell table:formula="of:=(-1)*([.U49]-[.Q49])" office:value-type="float" office:value="-0.000000215" calcext:value-type="float">
            <text:p>-0,00000021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8" calcext:value-type="float">
            <text:p>1,98</text:p>
          </table:table-cell>
          <table:table-cell office:value-type="float" office:value="4.55" calcext:value-type="float">
            <text:p>4,55</text:p>
          </table:table-cell>
          <table:table-cell table:formula="of:=(-1)*([.U50]-[.Q50])" office:value-type="float" office:value="-0.000000257" calcext:value-type="float">
            <text:p>-0,00000025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1" calcext:value-type="float">
            <text:p>2,01</text:p>
          </table:table-cell>
          <table:table-cell office:value-type="float" office:value="5.02" calcext:value-type="float">
            <text:p>5,02</text:p>
          </table:table-cell>
          <table:table-cell table:formula="of:=(-1)*([.U51]-[.Q51])" office:value-type="float" office:value="-0.000000301" calcext:value-type="float">
            <text:p>-0,0000003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5" calcext:value-type="float">
            <text:p>2,05</text:p>
          </table:table-cell>
          <table:table-cell office:value-type="float" office:value="5.49" calcext:value-type="float">
            <text:p>5,49</text:p>
          </table:table-cell>
          <table:table-cell table:formula="of:=(-1)*([.U52]-[.Q52])" office:value-type="float" office:value="-0.000000344" calcext:value-type="float">
            <text:p>-0,00000034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8" calcext:value-type="float">
            <text:p>2,08</text:p>
          </table:table-cell>
          <table:table-cell office:value-type="float" office:value="5.97" calcext:value-type="float">
            <text:p>5,97</text:p>
          </table:table-cell>
          <table:table-cell table:formula="of:=(-1)*([.U53]-[.Q53])" office:value-type="float" office:value="-0.000000389" calcext:value-type="float">
            <text:p>-0,00000038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" calcext:value-type="float">
            <text:p>2,1</text:p>
          </table:table-cell>
          <table:table-cell office:value-type="float" office:value="6.45" calcext:value-type="float">
            <text:p>6,45</text:p>
          </table:table-cell>
          <table:table-cell table:formula="of:=(-1)*([.U54]-[.Q54])" office:value-type="float" office:value="-0.000000435" calcext:value-type="float">
            <text:p>-0,0000004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2" calcext:value-type="float">
            <text:p>2,12</text:p>
          </table:table-cell>
          <table:table-cell office:value-type="float" office:value="6.94" calcext:value-type="float">
            <text:p>6,94</text:p>
          </table:table-cell>
          <table:table-cell table:formula="of:=(-1)*([.U55]-[.Q55])" office:value-type="float" office:value="-0.000000482" calcext:value-type="float">
            <text:p>-0,00000048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4" calcext:value-type="float">
            <text:p>2,14</text:p>
          </table:table-cell>
          <table:table-cell office:value-type="float" office:value="7.42" calcext:value-type="float">
            <text:p>7,42</text:p>
          </table:table-cell>
          <table:table-cell table:formula="of:=(-1)*([.U56]-[.Q56])" office:value-type="float" office:value="-0.000000528" calcext:value-type="float">
            <text:p>-0,00000052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" calcext:value-type="float">
            <text:p>2,15</text:p>
          </table:table-cell>
          <table:table-cell office:value-type="float" office:value="7.52" calcext:value-type="float">
            <text:p>7,52</text:p>
          </table:table-cell>
          <table:table-cell table:formula="of:=(-1)*([.U57]-[.Q57])" office:value-type="float" office:value="-0.000000537" calcext:value-type="float">
            <text:p>-0,00000053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5" calcext:value-type="float">
            <text:p>2,155</text:p>
          </table:table-cell>
          <table:table-cell office:value-type="float" office:value="7.62" calcext:value-type="float">
            <text:p>7,62</text:p>
          </table:table-cell>
          <table:table-cell table:formula="of:=(-1)*([.U58]-[.Q58])" office:value-type="float" office:value="-0.0000005465" calcext:value-type="float">
            <text:p>-5,46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" calcext:value-type="float">
            <text:p>2,16</text:p>
          </table:table-cell>
          <table:table-cell office:value-type="float" office:value="7.71" calcext:value-type="float">
            <text:p>7,71</text:p>
          </table:table-cell>
          <table:table-cell table:formula="of:=(-1)*([.U59]-[.Q59])" office:value-type="float" office:value="-0.000000555" calcext:value-type="float">
            <text:p>-0,00000055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5" calcext:value-type="float">
            <text:p>2,165</text:p>
          </table:table-cell>
          <table:table-cell office:value-type="float" office:value="7.82" calcext:value-type="float">
            <text:p>7,82</text:p>
          </table:table-cell>
          <table:table-cell table:formula="of:=(-1)*([.U60]-[.Q60])" office:value-type="float" office:value="-0.0000005655" calcext:value-type="float">
            <text:p>-5,65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7" calcext:value-type="float">
            <text:p>2,17</text:p>
          </table:table-cell>
          <table:table-cell office:value-type="float" office:value="7.9" calcext:value-type="float">
            <text:p>7,9</text:p>
          </table:table-cell>
          <table:table-cell table:formula="of:=(-1)*([.U61]-[.Q61])" office:value-type="float" office:value="-0.000000573" calcext:value-type="float">
            <text:p>-0,00000057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2.4" office:value-type="float" office:value="2.4" calcext:value-type="float">
            <text:p>2,4</text:p>
          </table:table-cell>
          <table:table-cell table:formula="of:=(-1)*([.N107]-[.Q64])" office:value-type="float" office:value="-2.39999975" calcext:value-type="float">
            <text:p>-2,3999997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(-1)*([.N108]-[.Q65])" office:value-type="float" office:value="-12.9999997" calcext:value-type="float">
            <text:p>-12,999999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3" calcext:value-type="float">
            <text:p>3,3</text:p>
          </table:table-cell>
          <table:table-cell office:value-type="float" office:value="32.8" calcext:value-type="float">
            <text:p>32,8</text:p>
          </table:table-cell>
          <table:table-cell table:formula="of:=(-1)*([.N109]-[.Q66])" office:value-type="float" office:value="-32.79999967" calcext:value-type="float">
            <text:p>-32,7999996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4" calcext:value-type="float">
            <text:p>3,4</text:p>
          </table:table-cell>
          <table:table-cell office:value-type="float" office:value="43" calcext:value-type="float">
            <text:p>43</text:p>
          </table:table-cell>
          <table:table-cell table:formula="of:=(-1)*([.N110]-[.Q67])" office:value-type="float" office:value="-42.99999966" calcext:value-type="float">
            <text:p>-42,9999996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5" calcext:value-type="float">
            <text:p>3,5</text:p>
          </table:table-cell>
          <table:table-cell office:value-type="float" office:value="56.5" calcext:value-type="float">
            <text:p>56,5</text:p>
          </table:table-cell>
          <table:table-cell table:formula="of:=(-1)*([.N111]-[.Q68])" office:value-type="float" office:value="-56.49999965" calcext:value-type="float">
            <text:p>-56,4999996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6" calcext:value-type="float">
            <text:p>3,6</text:p>
          </table:table-cell>
          <table:table-cell office:value-type="float" office:value="74" calcext:value-type="float">
            <text:p>74</text:p>
          </table:table-cell>
          <table:table-cell table:formula="of:=(-1)*([.N112]-[.Q69])" office:value-type="float" office:value="-73.99999964" calcext:value-type="float">
            <text:p>-73,9999996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7" calcext:value-type="float">
            <text:p>3,7</text:p>
          </table:table-cell>
          <table:table-cell office:value-type="float" office:value="94" calcext:value-type="float">
            <text:p>94</text:p>
          </table:table-cell>
          <table:table-cell table:formula="of:=(-1)*([.N113]-[.Q70])" office:value-type="float" office:value="-93.99999963" calcext:value-type="float">
            <text:p>-93,9999996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8" calcext:value-type="float">
            <text:p>3,8</text:p>
          </table:table-cell>
          <table:table-cell office:value-type="float" office:value="125" calcext:value-type="float">
            <text:p>125</text:p>
          </table:table-cell>
          <table:table-cell table:formula="of:=(-1)*([.N114]-[.Q71])" office:value-type="float" office:value="-124.99999962" calcext:value-type="float">
            <text:p>-124,9999996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9" calcext:value-type="float">
            <text:p>3,9</text:p>
          </table:table-cell>
          <table:table-cell office:value-type="float" office:value="165" calcext:value-type="float">
            <text:p>165</text:p>
          </table:table-cell>
          <table:table-cell table:formula="of:=(-1)*([.N115]-[.Q72])" office:value-type="float" office:value="-164.99999961" calcext:value-type="float">
            <text:p>-164,9999996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formula="of:=(-1)*([.N116]-[.Q73])" office:value-type="float" office:value="-214.9999996" calcext:value-type="float">
            <text:p>-214,999999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2" calcext:value-type="float">
            <text:p>4,2</text:p>
          </table:table-cell>
          <table:table-cell office:value-type="float" office:value="364" calcext:value-type="float">
            <text:p>364</text:p>
          </table:table-cell>
          <table:table-cell table:formula="of:=(-1)*([.N117]-[.Q74])" office:value-type="float" office:value="-363.99999958" calcext:value-type="float">
            <text:p>-363,9999995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4" calcext:value-type="float">
            <text:p>4,4</text:p>
          </table:table-cell>
          <table:table-cell office:value-type="float" office:value="6.42" calcext:value-type="float">
            <text:p>6,42</text:p>
          </table:table-cell>
          <table:table-cell table:formula="of:=(-1)*([.N118]-[.Q75])" office:value-type="float" office:value="-6.41999956" calcext:value-type="float">
            <text:p>-6,4199995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6" calcext:value-type="float">
            <text:p>4,6</text:p>
          </table:table-cell>
          <table:table-cell office:value-type="float" office:value="1192" calcext:value-type="float">
            <text:p>1192</text:p>
          </table:table-cell>
          <table:table-cell table:formula="of:=(-1)*([.N119]-[.Q76])" office:value-type="float" office:value="-1191.99999954" calcext:value-type="float">
            <text:p>-1191,9999995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8" calcext:value-type="float">
            <text:p>4,8</text:p>
          </table:table-cell>
          <table:table-cell office:value-type="float" office:value="2560" calcext:value-type="float">
            <text:p>2560</text:p>
          </table:table-cell>
          <table:table-cell table:formula="of:=(-1)*([.N120]-[.Q77])" office:value-type="float" office:value="-2559.99999952" calcext:value-type="float">
            <text:p>-2559,9999995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" calcext:value-type="float">
            <text:p>4,9</text:p>
          </table:table-cell>
          <table:table-cell office:value-type="float" office:value="4070" calcext:value-type="float">
            <text:p>4070</text:p>
          </table:table-cell>
          <table:table-cell table:formula="of:=(-1)*([.N121]-[.Q78])" office:value-type="float" office:value="-4069.99999951" calcext:value-type="float">
            <text:p>-4069,9999995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5" calcext:value-type="float">
            <text:p>4,95</text:p>
          </table:table-cell>
          <table:table-cell office:value-type="float" office:value="5360" calcext:value-type="float">
            <text:p>5360</text:p>
          </table:table-cell>
          <table:table-cell table:formula="of:=(-1)*([.N122]-[.Q79])" office:value-type="float" office:value="-5359.999999505" calcext:value-type="float">
            <text:p>-5359,9999995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7670" calcext:value-type="float">
            <text:p>7670</text:p>
          </table:table-cell>
          <table:table-cell table:formula="of:=(-1)*([.N123]-[.Q80])" office:value-type="float" office:value="-7669.9999995" calcext:value-type="float">
            <text:p>-7669,99999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05" calcext:value-type="float">
            <text:p>5,05</text:p>
          </table:table-cell>
          <table:table-cell office:value-type="float" office:value="11810" calcext:value-type="float">
            <text:p>11810</text:p>
          </table:table-cell>
          <table:table-cell table:formula="of:=(-1)*([.N124]-[.Q81])" office:value-type="float" office:value="-11809.999999495" calcext:value-type="float">
            <text:p>-11809,9999994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" calcext:value-type="float">
            <text:p>5,1</text:p>
          </table:table-cell>
          <table:table-cell office:value-type="float" office:value="19140" calcext:value-type="float">
            <text:p>19140</text:p>
          </table:table-cell>
          <table:table-cell table:formula="of:=(-1)*([.N125]-[.Q82])" office:value-type="float" office:value="-19139.99999949" calcext:value-type="float">
            <text:p>-19139,9999994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5" calcext:value-type="float">
            <text:p>5,15</text:p>
          </table:table-cell>
          <table:table-cell office:value-type="float" office:value="34300" calcext:value-type="float">
            <text:p>34300</text:p>
          </table:table-cell>
          <table:table-cell table:formula="of:=(-1)*([.N126]-[.Q83])" office:value-type="float" office:value="-34299.999999485" calcext:value-type="float">
            <text:p>-34299,99999948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9" calcext:value-type="float">
            <text:p>5,19</text:p>
          </table:table-cell>
          <table:table-cell office:value-type="float" office:value="48700" calcext:value-type="float">
            <text:p>48700</text:p>
          </table:table-cell>
          <table:table-cell table:formula="of:=(-1)*([.N127]-[.Q84])" office:value-type="float" office:value="-48699.999999481" calcext:value-type="float">
            <text:p>-48699,999999481</text:p>
          </table:table-cell>
          <table:table-cell table:number-columns-repeated="9"/>
        </table:table-row>
      </table:table>
      <table:table table:name="Aufgab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ufgabe 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4.87" calcext:value-type="float">
            <text:p>4,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.96" calcext:value-type="float">
            <text:p>4,96</text:p>
          </table:table-cell>
          <table:table-cell/>
          <table:table-cell office:value-type="float" office:value="5.83" calcext:value-type="float">
            <text:p>5,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03" calcext:value-type="float">
            <text:p>5,03</text:p>
          </table:table-cell>
          <table:table-cell/>
          <table:table-cell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08" calcext:value-type="float">
            <text:p>5,08</text:p>
          </table:table-cell>
          <table:table-cell/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1" calcext:value-type="float">
            <text:p>5,1</text:p>
          </table:table-cell>
          <table:table-cell/>
          <table:table-cell office:value-type="float" office:value="8.08" calcext:value-type="float">
            <text:p>8,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.12" calcext:value-type="float">
            <text:p>5,12</text:p>
          </table:table-cell>
          <table:table-cell/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14" calcext:value-type="float">
            <text:p>5,14</text:p>
          </table:table-cell>
          <table:table-cell/>
          <table:table-cell office:value-type="float" office:value="8.48" calcext:value-type="float">
            <text:p>8,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.16" calcext:value-type="float">
            <text:p>5,16</text:p>
          </table:table-cell>
          <table:table-cell/>
          <table:table-cell office:value-type="float" office:value="8.57" calcext:value-type="float">
            <text:p>8,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,89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office:value-type="float" office:value="0.075" calcext:value-type="float">
            <text:p>0,0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97" calcext:value-type="float">
            <text:p>3,97</text:p>
          </table:table-cell>
          <table:table-cell/>
          <table:table-cell office:value-type="float" office:value="0.083" calcext:value-type="float">
            <text:p>0,0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15" calcext:value-type="float">
            <text:p>4,15</text:p>
          </table:table-cell>
          <table:table-cell/>
          <table:table-cell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.23" calcext:value-type="float">
            <text:p>4,23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28" calcext:value-type="float">
            <text:p>4,28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32" calcext:value-type="float">
            <text:p>4,32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.35" calcext:value-type="float">
            <text:p>4,35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.37" calcext:value-type="float">
            <text:p>4,37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,81</text:p>
          </table:table-cell>
          <table:table-cell/>
          <table:table-cell office:value-type="float" office:value="3.28" calcext:value-type="float">
            <text:p>3,2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float" office:value="5.08" calcext:value-type="float">
            <text:p>5,0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8.53" calcext:value-type="float">
            <text:p>8,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office:value-type="float" office:value="35.7" calcext:value-type="float">
            <text:p>35,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68" calcext:value-type="float">
            <text:p>2,68</text:p>
          </table:table-cell>
          <table:table-cell/>
          <table:table-cell office:value-type="float" office:value="55.6" calcext:value-type="float">
            <text:p>55,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66" calcext:value-type="float">
            <text:p>3,66</text:p>
          </table:table-cell>
          <table:table-cell/>
          <table:table-cell office:value-type="float" office:value="76.1" calcext:value-type="float">
            <text:p>76,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office:value-type="float" office:value="95.8" calcext:value-type="float">
            <text:p>95,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20:09:06.1151104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05T14:48:43.717678909</meta:creation-date>
    <dc:date>2014-11-05T22:25:10.332500402</dc:date>
    <dc:creator>frederik </dc:creator>
    <meta:editing-duration>PT5H22M51S</meta:editing-duration>
    <meta:editing-cycles>315</meta:editing-cycles>
    <meta:generator>LibreOffice/4.2.6.3$Linux_x86 LibreOffice_project/420m0$Build-3</meta:generator>
    <meta:document-statistic meta:table-count="5" meta:cell-count="2796" meta:object-count="0"/>
  </office:meta>
</office:document-meta>
</file>